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10000000868CABC5E994E5C60B.jpg" manifest:media-type="image/jpeg"/>
  <manifest:file-entry manifest:full-path="Pictures/10000000000001610000008FDFBD5D1D5CF9F62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crosoft Sans Serif" svg:font-family="'Microsoft Sans Serif'" style:font-family-generic="roman" style:font-pitch="variable"/>
    <style:font-face style:name="OpenSymbol" svg:font-family="OpenSymbol"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 svg:font-family="Arial" style:font-adornments="Gras" style:font-family-generic="swiss" style:font-pitch="variable"/>
    <style:font-face style:name="Calibri1" svg:font-family="Calibri"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6.595cm" fo:margin-left="-0.561cm" fo:margin-top="0cm" fo:margin-bottom="0cm" table:align="left" style:writing-mode="lr-tb"/>
    </style:style>
    <style:style style:name="Tableau1.A" style:family="table-column">
      <style:table-column-properties style:column-width="13.905cm"/>
    </style:style>
    <style:style style:name="Tableau1.B" style:family="table-column">
      <style:table-column-properties style:column-width="2.69cm"/>
    </style:style>
    <style:style style:name="Tableau1.1" style:family="table-row">
      <style:table-row-properties style:min-row-height="1.101cm" fo:keep-together="auto"/>
    </style:style>
    <style:style style:name="Tableau1.A1" style:family="table-cell">
      <style:table-cell-properties fo:background-color="#ffffff" fo:padding-left="0.191cm" fo:padding-right="0.3cm" fo:padding-top="0cm" fo:padding-bottom="0cm" fo:border-left="0.25pt solid #000000" fo:border-right="none" fo:border-top="0.25pt solid #000000" fo:border-bottom="0.25pt solid #000000">
        <style:background-image/>
      </style:table-cell-properties>
    </style:style>
    <style:style style:name="Tableau1.B1" style:family="table-cell">
      <style:table-cell-properties fo:background-color="#ffffff" fo:padding-left="0.191cm" fo:padding-right="0.3cm" fo:padding-top="0cm" fo:padding-bottom="0cm" fo:border="0.25pt solid #000000">
        <style:background-image/>
      </style:table-cell-properties>
    </style:style>
    <style:style style:name="Tableau1.2" style:family="table-row">
      <style:table-row-properties style:min-row-height="1.106cm" fo:keep-together="auto"/>
    </style:style>
    <style:style style:name="Tableau1.A2" style:family="table-cell">
      <style:table-cell-properties fo:background-color="#ffffff" fo:padding-left="0.191cm" fo:padding-right="0.3cm" fo:padding-top="0cm" fo:padding-bottom="0cm" fo:border-left="0.25pt solid #000000" fo:border-right="none" fo:border-top="none" fo:border-bottom="0.25pt solid #000000">
        <style:background-image/>
      </style:table-cell-properties>
    </style:style>
    <style:style style:name="Tableau1.B2" style:family="table-cell">
      <style:table-cell-properties fo:background-color="#ffffff" fo:padding-left="0.191cm" fo:padding-right="0.3cm" fo:padding-top="0cm" fo:padding-bottom="0cm" fo:border-left="0.25pt solid #000000" fo:border-right="0.25pt solid #000000" fo:border-top="none" fo:border-bottom="0.25pt solid #000000">
        <style:background-image/>
      </style:table-cell-properties>
    </style:style>
    <style:style style:name="Tableau2" style:family="table">
      <style:table-properties style:width="16.251cm" fo:margin-left="0.169cm" fo:margin-top="0cm" fo:margin-bottom="0cm" table:align="left" fo:background-color="transparent" style:writing-mode="lr-tb">
        <style:background-image/>
      </style:table-properties>
    </style:style>
    <style:style style:name="Tableau2.A" style:family="table-column">
      <style:table-column-properties style:column-width="2.491cm"/>
    </style:style>
    <style:style style:name="Tableau2.B" style:family="table-column">
      <style:table-column-properties style:column-width="2.399cm"/>
    </style:style>
    <style:style style:name="Tableau2.C" style:family="table-column">
      <style:table-column-properties style:column-width="7.103cm"/>
    </style:style>
    <style:style style:name="Tableau2.D" style:family="table-column">
      <style:table-column-properties style:column-width="4.258cm"/>
    </style:style>
    <style:style style:name="Tableau2.1" style:family="table-row">
      <style:table-row-properties fo:keep-together="auto"/>
    </style:style>
    <style:style style:name="Tableau2.A1" style:family="table-cell">
      <style:table-cell-properties fo:background-color="#e4ddff" fo:padding-left="0.191cm" fo:padding-right="0.191cm" fo:padding-top="0cm" fo:padding-bottom="0cm" fo:border-left="1.5pt groove #000000" fo:border-right="none" fo:border-top="1.5pt groove #000000" fo:border-bottom="1.25pt outset #000000">
        <style:background-image/>
      </style:table-cell-properties>
    </style:style>
    <style:style style:name="Tableau2.B1" style:family="table-cell">
      <style:table-cell-properties fo:background-color="#e4ddff" fo:padding-left="0.191cm" fo:padding-right="0.191cm" fo:padding-top="0cm" fo:padding-bottom="0cm" fo:border-left="1.25pt outset #000000" fo:border-right="none" fo:border-top="1.5pt groove #000000" fo:border-bottom="1.25pt outset #000000">
        <style:background-image/>
      </style:table-cell-properties>
    </style:style>
    <style:style style:name="Tableau2.D1" style:family="table-cell">
      <style:table-cell-properties fo:background-color="#e4ddff" fo:padding-left="0.191cm" fo:padding-right="0.191cm" fo:padding-top="0cm" fo:padding-bottom="0cm" fo:border-left="1.25pt outset #000000" fo:border-right="1.5pt groove #000000" fo:border-top="1.5pt groove #000000" fo:border-bottom="1.25pt outset #000000">
        <style:background-image/>
      </style:table-cell-properties>
    </style:style>
    <style:style style:name="Tableau2.2" style:family="table-row">
      <style:table-row-properties style:min-row-height="0.87cm" fo:background-color="transparent" fo:keep-together="auto">
        <style:background-image/>
      </style:table-row-properties>
    </style:style>
    <style:style style:name="Tableau2.A2" style:family="table-cell">
      <style:table-cell-properties style:vertical-align="middle" fo:background-color="transparent" fo:padding-left="0.191cm" fo:padding-right="0.191cm" fo:padding-top="0cm" fo:padding-bottom="0cm" fo:border-left="1.5pt groove #000000" fo:border-right="none" fo:border-top="none" fo:border-bottom="1.5pt groove #000000">
        <style:background-image/>
      </style:table-cell-properties>
    </style:style>
    <style:style style:name="Tableau2.B2" style:family="table-cell">
      <style:table-cell-properties style:vertical-align="middle" fo:background-color="transparent" fo:padding-left="0.191cm" fo:padding-right="0.191cm" fo:padding-top="0cm" fo:padding-bottom="0cm" fo:border-left="0.05pt solid #000000" fo:border-right="none" fo:border-top="none" fo:border-bottom="1.5pt groove #000000">
        <style:background-image/>
      </style:table-cell-properties>
    </style:style>
    <style:style style:name="Tableau2.D2" style:family="table-cell">
      <style:table-cell-properties style:vertical-align="middle" fo:background-color="transparent" fo:padding-left="0.191cm" fo:padding-right="0.191cm" fo:padding-top="0cm" fo:padding-bottom="0cm" fo:border-left="0.05pt solid #000000" fo:border-right="1.5pt groove #000000" fo:border-top="none" fo:border-bottom="1.5pt groove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fo:color="#000000" style:font-name="Arial1" fo:font-size="16pt" fo:font-weight="normal" officeooo:paragraph-rsid="0179af11" style:font-size-asian="16pt" style:language-asian="en" style:country-asian="US" style:font-weight-asian="normal" style:font-size-complex="16pt" style:language-complex="en" style:country-complex="US" style:font-weight-complex="normal"/>
    </style:style>
    <style:style style:name="P3" style:family="paragraph" style:parent-style-name="Standard">
      <style:text-properties fo:color="#000000" style:font-name="Arial1" fo:font-size="16pt" fo:font-weight="normal" officeooo:paragraph-rsid="012003bd" style:font-size-asian="16pt" style:language-asian="en" style:country-asian="US" style:font-weight-asian="normal" style:font-size-complex="16pt" style:language-complex="en" style:country-complex="US" style:font-weight-complex="normal"/>
    </style:style>
    <style:style style:name="P4" style:family="paragraph" style:parent-style-name="Standard">
      <style:text-properties officeooo:rsid="01f23a78" officeooo:paragraph-rsid="01f36ebe"/>
    </style:style>
    <style:style style:name="P5" style:family="paragraph" style:parent-style-name="Standard">
      <style:text-properties officeooo:paragraph-rsid="02080191"/>
    </style:style>
    <style:style style:name="P6" style:family="paragraph" style:parent-style-name="Standard">
      <style:paragraph-properties fo:margin-top="0cm" fo:margin-bottom="0cm" loext:contextual-spacing="false" fo:line-height="100%" fo:text-align="start" style:justify-single-word="false"/>
      <style:text-properties fo:color="#000000" style:font-name="Arial1"/>
    </style:style>
    <style:style style:name="P7" style:family="paragraph" style:parent-style-name="Standard">
      <style:paragraph-properties fo:margin-top="0cm" fo:margin-bottom="0cm" loext:contextual-spacing="false" fo:line-height="100%" fo:text-align="center" style:justify-single-word="false"/>
      <style:text-properties fo:color="#000000" style:font-name="Arial1" fo:font-size="20pt" fo:font-weight="bold" style:font-size-asian="20pt" style:font-weight-asian="bold" style:font-size-complex="20pt" style:font-weight-complex="bold"/>
    </style:style>
    <style:style style:name="P8" style:family="paragraph" style:parent-style-name="Standard">
      <style:paragraph-properties fo:margin-top="0cm" fo:margin-bottom="0cm" loext:contextual-spacing="false" fo:line-height="100%" fo:text-align="center" style:justify-single-word="false"/>
      <style:text-properties fo:color="#000000" style:font-name="Arial1" fo:font-size="20pt" fo:font-weight="bold" officeooo:rsid="0210b99f" officeooo:paragraph-rsid="0210b99f" style:font-size-asian="20pt" style:font-weight-asian="bold" style:font-size-complex="20pt" style:font-weight-complex="bold"/>
    </style:style>
    <style:style style:name="P9" style:family="paragraph" style:parent-style-name="Standard">
      <style:paragraph-properties fo:margin-top="0cm" fo:margin-bottom="0cm" loext:contextual-spacing="false" fo:line-height="100%" fo:text-align="center" style:justify-single-word="false"/>
      <style:text-properties fo:color="#000000" style:font-name="Arial1" fo:font-size="6pt" fo:font-weight="bold" style:font-size-asian="5.25pt" style:font-weight-asian="bold" style:font-size-complex="6pt" style:font-weight-complex="bold"/>
    </style:style>
    <style:style style:name="P10" style:family="paragraph" style:parent-style-name="Standard">
      <style:paragraph-properties fo:margin-top="0cm" fo:margin-bottom="0cm" loext:contextual-spacing="false" fo:line-height="100%"/>
    </style:style>
    <style:style style:name="P11" style:family="paragraph" style:parent-style-name="Standard">
      <style:paragraph-properties fo:margin-top="0cm" fo:margin-bottom="0cm" loext:contextual-spacing="false" fo:line-height="100%" fo:text-align="center" style:justify-single-word="false"/>
    </style:style>
    <style:style style:name="P12" style:family="paragraph" style:parent-style-name="Standard">
      <style:paragraph-properties fo:margin-top="0cm" fo:margin-bottom="0cm" loext:contextual-spacing="false" fo:line-height="100%" fo:text-align="center" style:justify-single-word="false"/>
      <style:text-properties officeooo:paragraph-rsid="0216432e"/>
    </style:style>
    <style:style style:name="P13" style:family="paragraph" style:parent-style-name="Standard">
      <style:paragraph-properties fo:margin-top="0cm" fo:margin-bottom="0cm" loext:contextual-spacing="false" fo:line-height="100%"/>
      <style:text-properties officeooo:paragraph-rsid="00152096"/>
    </style:style>
    <style:style style:name="P14" style:family="paragraph" style:parent-style-name="Standard">
      <style:paragraph-properties fo:margin-top="0cm" fo:margin-bottom="0cm" loext:contextual-spacing="false" fo:line-height="100%"/>
      <style:text-properties officeooo:paragraph-rsid="020dcf78"/>
    </style:style>
    <style:style style:name="P15" style:family="paragraph" style:parent-style-name="TA_20_Titre">
      <style:paragraph-properties fo:margin-top="0cm" fo:margin-bottom="0cm" loext:contextual-spacing="false" fo:line-height="100%" fo:text-align="center" style:justify-single-word="false"/>
      <style:text-properties fo:color="#000000" style:font-name="Arial1" fo:font-size="20pt" fo:font-weight="bold" style:font-size-asian="20pt" style:font-weight-asian="bold" style:font-size-complex="20pt" style:font-weight-complex="bold"/>
    </style:style>
    <style:style style:name="P16" style:family="paragraph" style:parent-style-name="TA_20_Titre">
      <style:paragraph-properties fo:margin-top="0cm" fo:margin-bottom="0cm" loext:contextual-spacing="false" fo:line-height="100%" fo:text-align="center" style:justify-single-word="false"/>
      <style:text-properties fo:color="#000000" style:font-name="Arial1" fo:font-size="24pt" fo:font-weight="bold" style:font-size-asian="24pt" style:font-weight-asian="bold" style:font-size-complex="24pt" style:font-weight-complex="bold"/>
    </style:style>
    <style:style style:name="P17" style:family="paragraph" style:parent-style-name="TA_20_Element_20_Clair_20_centré">
      <style:paragraph-properties fo:margin-top="0cm" fo:margin-bottom="0cm" loext:contextual-spacing="false" fo:line-height="100%"/>
      <style:text-properties officeooo:paragraph-rsid="0179af11"/>
    </style:style>
    <style:style style:name="P18" style:family="paragraph" style:parent-style-name="TA_20_Text_20_centré">
      <style:paragraph-properties fo:margin-top="0cm" fo:margin-bottom="0.353cm" loext:contextual-spacing="false"/>
      <style:text-properties officeooo:paragraph-rsid="0179af11"/>
    </style:style>
    <style:style style:name="P19" style:family="paragraph" style:parent-style-name="TA_20_Text_20_centré">
      <style:paragraph-properties fo:margin-top="0cm" fo:margin-bottom="0.353cm" loext:contextual-spacing="false"/>
      <style:text-properties officeooo:paragraph-rsid="020ff94c"/>
    </style:style>
    <style:style style:name="P20" style:family="paragraph" style:parent-style-name="TA_20_Liste_20_à_20_numéro_20_1">
      <style:paragraph-properties fo:text-align="start" style:justify-single-word="false" style:writing-mode="lr-tb"/>
      <style:text-properties officeooo:paragraph-rsid="02016be5"/>
    </style:style>
    <style:style style:name="P21" style:family="paragraph" style:parent-style-name="TA_20_Liste_20_à_20_numéro_20_1">
      <style:paragraph-properties fo:text-align="start" style:justify-single-word="false" style:writing-mode="lr-tb"/>
      <style:text-properties officeooo:paragraph-rsid="0206246c"/>
    </style:style>
    <style:style style:name="P22" style:family="paragraph" style:parent-style-name="TA_20_Liste_20_à_20_numéro_20_1">
      <style:text-properties officeooo:paragraph-rsid="01f36ebe"/>
    </style:style>
    <style:style style:name="P23" style:family="paragraph" style:parent-style-name="TA_20_Liste_20_à_20_numéro_20_1">
      <style:text-properties officeooo:paragraph-rsid="01f5fb61"/>
    </style:style>
    <style:style style:name="P24" style:family="paragraph" style:parent-style-name="TA_20_Liste_20_à_20_numéro_20_1">
      <style:text-properties officeooo:paragraph-rsid="01fd8737"/>
    </style:style>
    <style:style style:name="P25" style:family="paragraph" style:parent-style-name="TA_20_Liste_20_à_20_numéro_20_1">
      <style:text-properties officeooo:paragraph-rsid="01fe89d6"/>
    </style:style>
    <style:style style:name="P26" style:family="paragraph" style:parent-style-name="TA_20_Liste_20_à_20_numéro_20_1">
      <style:text-properties officeooo:paragraph-rsid="02025afc"/>
    </style:style>
    <style:style style:name="P27" style:family="paragraph" style:parent-style-name="TA_20_Liste_20_à_20_numéro_20_1">
      <style:text-properties officeooo:paragraph-rsid="020a41b4"/>
    </style:style>
    <style:style style:name="P28" style:family="paragraph" style:parent-style-name="Standard" style:master-page-name="Standard">
      <style:paragraph-properties fo:margin-top="0cm" fo:margin-bottom="0cm" loext:contextual-spacing="false" fo:line-height="100%" style:page-number="auto"/>
      <style:text-properties fo:color="#000000" style:font-name="Arial1"/>
    </style:style>
    <style:style style:name="P29" style:family="paragraph" style:parent-style-name="Standard">
      <style:text-properties fo:font-size="12pt" fo:font-weight="normal" officeooo:rsid="01eecc89" officeooo:paragraph-rsid="01eecc89" style:font-size-asian="10.5pt" style:font-weight-asian="normal" style:font-size-complex="12pt" style:font-weight-complex="normal"/>
    </style:style>
    <style:style style:name="P30" style:family="paragraph" style:parent-style-name="Contents_20_1">
      <style:paragraph-properties>
        <style:tab-stops>
          <style:tab-stop style:position="16.591cm" style:type="right" style:leader-style="dotted" style:leader-text="."/>
        </style:tab-stops>
      </style:paragraph-properties>
    </style:style>
    <style:style style:name="P31" style:family="paragraph" style:parent-style-name="TA_20_Liste_20_à_20_numéro_20_1">
      <style:text-properties officeooo:paragraph-rsid="0216a410"/>
    </style:style>
    <style:style style:name="P32" style:family="paragraph" style:parent-style-name="Heading_20_1" style:list-style-name="Numbering_20_123">
      <style:text-properties officeooo:paragraph-rsid="01f36ebe"/>
    </style:style>
    <style:style style:name="P33" style:family="paragraph" style:parent-style-name="Heading_20_1" style:list-style-name="Numbering_20_123">
      <style:text-properties officeooo:paragraph-rsid="01f88cbd"/>
    </style:style>
    <style:style style:name="P34" style:family="paragraph" style:parent-style-name="Heading_20_1" style:list-style-name="Numbering_20_123">
      <style:text-properties officeooo:paragraph-rsid="01fd8737"/>
    </style:style>
    <style:style style:name="P35" style:family="paragraph" style:parent-style-name="Heading_20_1" style:list-style-name="Numbering_20_123">
      <style:text-properties officeooo:paragraph-rsid="0206246c"/>
    </style:style>
    <style:style style:name="P36" style:family="paragraph" style:parent-style-name="Heading_20_1" style:list-style-name="Numbering_20_123">
      <style:text-properties officeooo:paragraph-rsid="020a41b4"/>
    </style:style>
    <style:style style:name="P37" style:family="paragraph" style:parent-style-name="Heading_20_1" style:list-style-name="Numbering_20_123">
      <style:text-properties officeooo:rsid="01f23a78" officeooo:paragraph-rsid="01f67c11"/>
    </style:style>
    <style:style style:name="P38" style:family="paragraph" style:parent-style-name="Heading_20_1" style:list-style-name="Numbering_20_123">
      <style:paragraph-properties fo:break-before="page"/>
      <style:text-properties officeooo:paragraph-rsid="01f67c11"/>
    </style:style>
    <style:style style:name="P39" style:family="paragraph" style:parent-style-name="Heading_20_1" style:list-style-name="Numbering_20_123">
      <style:paragraph-properties fo:text-align="start" style:justify-single-word="false" style:writing-mode="lr-tb"/>
      <style:text-properties officeooo:paragraph-rsid="01fa6bbb"/>
    </style:style>
    <style:style style:name="P40" style:family="paragraph" style:parent-style-name="TA_20_Text_20_centré">
      <style:paragraph-properties fo:margin-top="0cm" fo:margin-bottom="0.353cm" loext:contextual-spacing="false"/>
      <style:text-properties officeooo:paragraph-rsid="0220492b"/>
    </style:style>
    <style:style style:name="P41" style:family="paragraph" style:parent-style-name="Text_20_body">
      <style:text-properties style:font-name="Arial2" fo:font-size="12pt" style:font-size-asian="12pt" style:font-size-complex="12pt"/>
    </style:style>
    <style:style style:name="P42" style:family="paragraph">
      <style:paragraph-properties fo:text-align="start"/>
    </style:style>
    <style:style style:name="T1" style:family="text">
      <style:text-properties officeooo:rsid="01edefea"/>
    </style:style>
    <style:style style:name="T2" style:family="text">
      <style:text-properties fo:color="#000000" style:font-name="Arial1"/>
    </style:style>
    <style:style style:name="T3" style:family="text">
      <style:text-properties fo:color="#000000" style:font-name="Arial1" fo:font-size="11pt" fo:font-weight="bold" style:font-size-asian="11pt" style:font-weight-asian="bold" style:font-size-complex="11pt" style:font-weight-complex="bold"/>
    </style:style>
    <style:style style:name="T4" style:family="text">
      <style:text-properties fo:color="#000000" style:font-name="Arial1" fo:font-size="11pt" fo:font-weight="bold" style:font-size-asian="11pt" style:font-weight-asian="bold" style:font-weight-complex="bold"/>
    </style:style>
    <style:style style:name="T5" style:family="text">
      <style:text-properties fo:color="#000000" style:font-name="Arial1" fo:font-size="11pt" fo:font-weight="normal" style:font-size-asian="11pt" style:font-weight-asian="normal"/>
    </style:style>
    <style:style style:name="T6" style:family="text">
      <style:text-properties fo:color="#000000" style:font-name="Arial1" fo:font-size="11pt" fo:font-weight="normal" style:font-size-asian="11pt" style:font-weight-asian="normal" style:font-size-complex="11pt" style:font-weight-complex="normal"/>
    </style:style>
    <style:style style:name="T7" style:family="text">
      <style:text-properties fo:color="#000000" style:font-name="Arial1" fo:font-size="11pt" fo:font-weight="normal" officeooo:rsid="00156e49" style:font-size-asian="11pt" style:font-weight-asian="normal" style:font-size-complex="11pt" style:font-weight-complex="normal"/>
    </style:style>
    <style:style style:name="T8" style:family="text">
      <style:text-properties fo:color="#000000" style:font-name="Arial1" fo:font-size="11pt" fo:font-weight="normal" officeooo:rsid="020c65ed" style:font-size-asian="11pt" style:font-weight-asian="normal" style:font-size-complex="11pt" style:font-weight-complex="normal"/>
    </style:style>
    <style:style style:name="T9" style:family="text">
      <style:text-properties fo:color="#000000" style:font-name="Arial1" fo:font-size="11pt" fo:font-weight="normal" officeooo:rsid="0212c183" style:font-size-asian="11pt" style:font-weight-asian="normal" style:font-size-complex="11pt" style:font-weight-complex="normal"/>
    </style:style>
    <style:style style:name="T10" style:family="text">
      <style:text-properties fo:color="#000000" style:font-name="Arial1" fo:font-size="11pt" fo:font-weight="normal" officeooo:rsid="020cb4bc" style:font-size-asian="11pt" style:font-weight-asian="normal"/>
    </style:style>
    <style:style style:name="T11" style:family="text">
      <style:text-properties fo:color="#000000" style:font-name="Arial1" fo:font-size="11pt" fo:font-weight="normal" officeooo:rsid="020ff94c" style:font-size-asian="11pt" style:font-weight-asian="normal"/>
    </style:style>
    <style:style style:name="T12" style:family="text">
      <style:text-properties fo:color="#000000" style:font-name="Arial1" fo:font-size="11pt" fo:font-weight="normal" officeooo:rsid="0220492b" style:font-size-asian="11pt" style:font-weight-asian="normal"/>
    </style:style>
    <style:style style:name="T13" style:family="text">
      <style:text-properties fo:color="#000000" style:font-name="Arial1" fo:font-size="11pt" style:font-size-asian="11pt" style:font-size-complex="11pt"/>
    </style:style>
    <style:style style:name="T14" style:family="text">
      <style:text-properties fo:color="#000000" style:font-name="Arial1" fo:font-weight="bold" style:font-weight-asian="bold" style:font-weight-complex="bold"/>
    </style:style>
    <style:style style:name="T15" style:family="text">
      <style:text-properties fo:color="#000000" style:font-name="Arial1" fo:font-size="16pt" fo:font-weight="normal" style:font-size-asian="16pt" style:language-asian="en" style:country-asian="US" style:font-weight-asian="normal" style:font-size-complex="16pt" style:language-complex="en" style:country-complex="US" style:font-weight-complex="normal"/>
    </style:style>
    <style:style style:name="T16" style:family="text">
      <style:text-properties fo:color="#000000" style:font-name="Arial1" officeooo:rsid="0216432e"/>
    </style:style>
    <style:style style:name="T17" style:family="text">
      <style:text-properties fo:color="#000000" style:font-name="Arial2" fo:font-size="11pt" fo:font-weight="normal" officeooo:rsid="004ca611" style:font-size-asian="11pt" style:font-weight-asian="normal" style:font-size-complex="11pt" style:font-weight-complex="normal"/>
    </style:style>
    <style:style style:name="T18" style:family="text">
      <style:text-properties fo:color="#000000" style:font-name="Arial2" fo:font-size="11pt" fo:font-weight="normal" officeooo:rsid="002c5879" style:font-size-asian="11pt" style:font-weight-asian="normal" style:font-size-complex="11pt" style:font-weight-complex="normal"/>
    </style:style>
    <style:style style:name="T19" style:family="text">
      <style:text-properties style:use-window-font-color="true" style:font-name="Arial" officeooo:rsid="01f88cbd" style:letter-kerning="false" fo:background-color="transparent" loext:char-shading-value="0" style:font-name-asian="Segoe UI" style:language-asian="fr" style:country-asian="FR" style:font-name-complex="Tahoma1" style:font-size-complex="14pt" style:language-complex="ar" style:country-complex="SA" style:font-weight-complex="bold"/>
    </style:style>
    <style:style style:name="T20" style:family="text">
      <style:text-properties style:use-window-font-color="true" style:font-name="Arial" officeooo:rsid="01fb74af" style:letter-kerning="false" fo:background-color="transparent" loext:char-shading-value="0" style:font-name-asian="Segoe UI" style:language-asian="fr" style:country-asian="FR" style:font-name-complex="Tahoma1" style:font-size-complex="14pt" style:language-complex="ar" style:country-complex="SA" style:font-weight-complex="bold"/>
    </style:style>
    <style:style style:name="T21" style:family="text">
      <style:text-properties style:use-window-font-color="true" officeooo:rsid="01f36ebe"/>
    </style:style>
    <style:style style:name="T22" style:family="text">
      <style:text-properties style:use-window-font-color="true" style:font-name="Arial2" officeooo:rsid="01f36ebe" style:font-size-complex="12pt" style:font-weight-complex="normal"/>
    </style:style>
    <style:style style:name="T23" style:family="text">
      <style:text-properties style:use-window-font-color="true" style:font-name="Arial2" officeooo:rsid="01f5fb61" style:font-size-complex="12pt" style:font-weight-complex="normal"/>
    </style:style>
    <style:style style:name="T24" style:family="text">
      <style:text-properties style:use-window-font-color="true" style:font-name="Arial2" officeooo:rsid="0206246c" style:font-size-complex="12pt" style:font-weight-complex="normal"/>
    </style:style>
    <style:style style:name="T25" style:family="text">
      <style:text-properties style:use-window-font-color="true" style:font-name="Arial2" officeooo:rsid="020a41b4" style:font-size-complex="12pt" style:font-weight-complex="normal"/>
    </style:style>
    <style:style style:name="T26" style:family="text">
      <style:text-properties style:use-window-font-color="true" style:font-name="Arial2" fo:font-size="12pt" fo:font-weight="normal" officeooo:rsid="01f36ebe" style:font-size-asian="10.5pt" style:font-weight-asian="normal" style:font-size-complex="12pt" style:font-weight-complex="normal"/>
    </style:style>
    <style:style style:name="T27" style:family="text">
      <style:text-properties style:use-window-font-color="true" style:font-name="Arial2" fo:font-size="12pt" fo:font-weight="normal" officeooo:rsid="01fd8737" style:font-size-asian="10.5pt" style:font-weight-asian="normal" style:font-size-complex="12pt" style:font-weight-complex="normal"/>
    </style:style>
    <style:style style:name="T28" style:family="text">
      <style:text-properties style:use-window-font-color="true" style:font-name="Arial2" fo:font-size="12pt" fo:font-weight="normal" officeooo:rsid="01fe89d6" style:font-size-asian="10.5pt" style:font-weight-asian="normal" style:font-size-complex="12pt" style:font-weight-complex="normal"/>
    </style:style>
    <style:style style:name="T29" style:family="text">
      <style:text-properties style:use-window-font-color="true" style:font-name="Arial2" fo:font-size="12pt" fo:font-weight="normal" officeooo:rsid="01ff9d8f" style:font-size-asian="10.5pt" style:font-weight-asian="normal" style:font-size-complex="12pt" style:font-weight-complex="normal"/>
    </style:style>
    <style:style style:name="T30" style:family="text">
      <style:text-properties style:use-window-font-color="true" style:font-name="Arial2" fo:font-size="12pt" fo:font-weight="normal" officeooo:rsid="0200f0cb" style:font-size-asian="10.5pt" style:font-weight-asian="normal" style:font-size-complex="12pt" style:font-weight-complex="normal"/>
    </style:style>
    <style:style style:name="T31" style:family="text">
      <style:text-properties style:use-window-font-color="true" style:font-name="Arial2" fo:font-size="12pt" fo:font-weight="normal" officeooo:rsid="02025afc" style:font-size-asian="10.5pt" style:font-weight-asian="normal" style:font-size-complex="12pt" style:font-weight-complex="normal"/>
    </style:style>
    <style:style style:name="T32" style:family="text">
      <style:text-properties style:use-window-font-color="true" style:font-name="Arial2" fo:font-size="12pt" fo:font-weight="normal" officeooo:rsid="0206246c" style:font-size-asian="10.5pt" style:font-weight-asian="normal" style:font-size-complex="12pt" style:font-weight-complex="normal"/>
    </style:style>
    <style:style style:name="T33" style:family="text">
      <style:text-properties style:use-window-font-color="true" style:font-name="Arial2" fo:font-size="12pt" fo:font-weight="normal" officeooo:rsid="0206d3c3" style:font-size-asian="10.5pt" style:font-weight-asian="normal" style:font-size-complex="12pt" style:font-weight-complex="normal"/>
    </style:style>
    <style:style style:name="T34" style:family="text">
      <style:text-properties style:use-window-font-color="true" style:font-name="Arial2" fo:font-size="12pt" fo:font-weight="normal" officeooo:rsid="0209ac06" style:font-size-asian="10.5pt" style:font-weight-asian="normal" style:font-size-complex="12pt" style:font-weight-complex="normal"/>
    </style:style>
    <style:style style:name="T35" style:family="text">
      <style:text-properties style:use-window-font-color="true" style:font-name="Arial2" fo:font-size="12pt" fo:font-weight="normal" officeooo:rsid="0209f3bd" style:font-size-asian="10.5pt" style:font-weight-asian="normal" style:font-size-complex="12pt" style:font-weight-complex="normal"/>
    </style:style>
    <style:style style:name="T36" style:family="text">
      <style:text-properties style:use-window-font-color="true" style:font-name="Arial2" fo:font-size="12pt" fo:font-weight="normal" officeooo:rsid="020b3d96" style:font-size-asian="10.5pt" style:font-weight-asian="normal" style:font-size-complex="12pt" style:font-weight-complex="normal"/>
    </style:style>
    <style:style style:name="T37" style:family="text">
      <style:text-properties style:use-window-font-color="true" style:font-name="Arial2" fo:font-size="12pt" fo:font-weight="normal" officeooo:rsid="01fe89d6" style:letter-kerning="false" fo:background-color="transparent" loext:char-shading-value="0" style:font-name-asian="Segoe UI" style:font-size-asian="10.5pt" style:language-asian="fr" style:country-asian="FR" style:font-weight-asian="normal" style:font-name-complex="Tahoma1" style:font-size-complex="12pt" style:language-complex="ar" style:country-complex="SA" style:font-weight-complex="normal"/>
    </style:style>
    <style:style style:name="T38" style:family="text">
      <style:text-properties style:use-window-font-color="true" officeooo:rsid="01f5fb61"/>
    </style:style>
    <style:style style:name="T39" style:family="text">
      <style:text-properties style:use-window-font-color="true" officeooo:rsid="01f88cbd"/>
    </style:style>
    <style:style style:name="T40" style:family="text">
      <style:text-properties style:use-window-font-color="true" officeooo:rsid="01fd8737"/>
    </style:style>
    <style:style style:name="T41" style:family="text">
      <style:text-properties style:use-window-font-color="true" officeooo:rsid="0203fb40"/>
    </style:style>
    <style:style style:name="T42" style:family="text">
      <style:text-properties style:use-window-font-color="true" officeooo:rsid="0206246c"/>
    </style:style>
    <style:style style:name="T43" style:family="text">
      <style:text-properties style:use-window-font-color="true" style:font-name="Arial2" fo:font-size="12pt" fo:font-weight="normal" officeooo:rsid="0216a410" style:font-size-asian="10.5pt" style:font-weight-asian="normal" style:font-size-complex="12pt" style:font-weight-complex="normal"/>
    </style:style>
    <style:style style:name="T44" style:family="text">
      <style:text-properties style:use-window-font-color="true" style:font-name="Arial2" fo:font-size="12pt" fo:font-weight="normal" officeooo:rsid="0217815e" style:font-size-asian="10.5pt" style:font-weight-asian="normal" style:font-size-complex="12pt" style:font-weight-complex="normal"/>
    </style:style>
    <style:style style:name="T45" style:family="text">
      <style:text-properties style:use-window-font-color="true" style:font-name="Arial2" fo:font-size="12pt" fo:font-weight="normal" officeooo:rsid="01f36ebe" style:font-size-asian="10.5pt" style:font-weight-asian="normal" style:font-size-complex="12pt" style:font-weight-complex="normal"/>
    </style:style>
    <style:style style:name="T46" style:family="text">
      <style:text-properties style:use-window-font-color="true" style:font-name="Arial2" fo:font-size="12pt" fo:font-weight="normal" officeooo:rsid="01f5fb61" style:font-size-asian="10.5pt" style:font-weight-asian="normal" style:font-size-complex="12pt" style:font-weight-complex="normal"/>
    </style:style>
    <style:style style:name="T47" style:family="text">
      <style:text-properties style:use-window-font-color="true" style:font-name="Arial2" fo:font-size="12pt" fo:font-weight="normal" officeooo:rsid="0203fb40" style:font-size-asian="10.5pt" style:font-weight-asian="normal" style:font-size-complex="12pt" style:font-weight-complex="normal"/>
    </style:style>
    <style:style style:name="T48" style:family="text">
      <style:text-properties style:use-window-font-color="true" style:font-name="Arial2" fo:font-size="12pt" fo:font-weight="normal" officeooo:rsid="01f36ebe" style:font-size-asian="12pt" style:font-weight-asian="normal" style:font-size-complex="12pt" style:font-weight-complex="normal"/>
    </style:style>
    <style:style style:name="T49" style:family="text">
      <style:text-properties officeooo:rsid="01eecc89"/>
    </style:style>
    <style:style style:name="T50" style:family="text">
      <style:text-properties fo:font-weight="normal" style:font-weight-asian="normal" style:font-weight-complex="normal"/>
    </style:style>
    <style:style style:name="T51" style:family="text">
      <style:text-properties fo:font-weight="normal" officeooo:rsid="01f23a78" style:font-weight-asian="normal" style:font-weight-complex="normal"/>
    </style:style>
    <style:style style:name="T52" style:family="text">
      <style:text-properties fo:font-weight="normal" officeooo:rsid="01f153e5" style:font-weight-asian="normal" style:font-weight-complex="normal"/>
    </style:style>
    <style:style style:name="T53" style:family="text">
      <style:text-properties style:font-name="Arial2" fo:font-size="12pt" style:font-size-asian="12pt" style:font-size-complex="12pt"/>
    </style:style>
    <style:style style:name="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data-style-name="C121">
      <style:graphic-properties style:vertical-pos="middle" style:vertical-rel="baseline" style:horizontal-pos="from-left" style:horizontal-rel="paragraph" draw:wrap-influence-on-position="once-concurrent" style:flow-with-text="false"/>
    </style:style>
    <number:date-style style:name="C121" number:language="en" number:country="US">
      <number:day number:style="long"/>
      <number:text>/</number:text>
      <number:month number:style="long"/>
      <number:text>/</number:text>
      <number:year number:style="long"/>
    </number:dat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date form:name="Champ de date 1" form:control-implementation="ooo:com.sun.star.form.component.DateField" xml:id="control1" form:id="control1" form:current-value="2020-02-05" form:min-value="180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Text" office:value-type="string" office:string-value="05/02/2020"/>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bookmark text:name="__DdeLink__2523_207158706"/></text:p>
      <table:table table:name="Tableau1" table:style-name="Tableau1">
        <table:table-column table:style-name="Tableau1.A"/>
        <table:table-column table:style-name="Tableau1.B"/>
        <table:table-row table:style-name="Tableau1.1">
          <table:table-cell table:style-name="Tableau1.A1" office:value-type="string">
            <text:p text:style-name="P10"><text:span text:style-name="TA_20_Style_20_foncé"><text:span text:style-name="T3">Auteur</text:span></text:span></text:p>
            <text:p text:style-name="P14"><text:span text:style-name="TA_20_Style_20_clair"><text:span text:style-name="T13">Saad CHIADMI</text:span></text:span><text:span text:style-name="TA_20_Element_20_clair_20_marqué"><text:span text:style-name="T13"> <text:s text:c="14"/></text:span></text:span></text:p>
          </table:table-cell>
          <table:table-cell table:style-name="Tableau1.B1" office:value-type="string">
            <text:p text:style-name="P10"><draw:control text:anchor-type="as-char" draw:z-index="8" draw:style-name="gr1" draw:text-style-name="P42" svg:width="2.345cm" svg:height="0.526cm" draw:control="control1"/></text:p>
          </table:table-cell>
        </table:table-row>
        <table:table-row table:style-name="Tableau1.2">
          <table:table-cell table:style-name="Tableau1.A2" office:value-type="string">
            <text:p text:style-name="P10"><text:span text:style-name="TA_20_Style_20_foncé"><text:span text:style-name="T3">Equipe</text:span></text:span></text:p>
            <text:p text:style-name="P10"><text:span text:style-name="TA_20_Style_20_clair"><text:span text:style-name="T13">Saad CHIADMI, Thomas COGGIA</text:span></text:span></text:p>
          </table:table-cell>
          <table:table-cell table:style-name="Tableau1.B2" table:number-rows-spanned="2" office:value-type="string">
            <text:p text:style-name="P6"><text:span text:style-name="TA_20_Style_20_foncé"/></text:p>
            <text:p text:style-name="P11"><text:span text:style-name="TA_20_Style_20_foncé"><text:span text:style-name="T14">Statut</text:span></text:span></text:p>
            <text:p text:style-name="P12"><text:span text:style-name="TA_20_Style_20_clair"><text:span text:style-name="T16">Final</text:span></text:span></text:p>
            <text:p text:style-name="P11"><text:span text:style-name="TA_20_Element_20_clair_20_marqué"><text:span text:style-name="T2"><text:s text:c="4"/></text:span></text:span></text:p>
          </table:table-cell>
        </table:table-row>
        <table:table-row table:style-name="Tableau1.1">
          <table:table-cell table:style-name="Tableau1.A2" office:value-type="string">
            <text:p text:style-name="P10"><text:span text:style-name="TA_20_Style_20_clair"><text:span text:style-name="T3">Destinaire(s)</text:span></text:span></text:p>
            <text:p text:style-name="P10"><text:span text:style-name="TA_20_Style_20_clair"><text:span text:style-name="T6">K</text:span></text:span><text:span text:style-name="TA_20_Style_20_clair"><text:span text:style-name="T7">e</text:span></text:span><text:span text:style-name="TA_20_Style_20_clair"><text:span text:style-name="T6">vin MENANT, Charaf LACHACHI</text:span></text:span></text:p>
          </table:table-cell>
          <table:covered-table-cell/>
        </table:table-row>
        <table:table-row table:style-name="Tableau1.1">
          <table:table-cell table:style-name="Tableau1.A2" office:value-type="string">
            <text:p text:style-name="P10"><text:span text:style-name="TA_20_Style_20_foncé"><text:span text:style-name="T3">Chemin</text:span></text:span></text:p>
            <text:p text:style-name="P13"><text:span text:style-name="TA_20_Style_20_clair"><text:span text:style-name="T17">Babyfoot</text:span></text:span><text:span text:style-name="TA_20_Style_20_clair"><text:span text:style-name="T18">/TAPS</text:span></text:span><text:span text:style-name="TA_20_Style_20_clair"><text:span text:style-name="T6">/</text:span></text:span><text:span text:style-name="TA_20_Style_20_clair"><text:span text:style-name="T9">Guide du développeur</text:span></text:span></text:p>
          </table:table-cell>
          <table:table-cell table:style-name="Tableau1.B2" office:value-type="string">
            <text:p text:style-name="P10"><text:span text:style-name="TA_20_Style_20_foncé"><text:span text:style-name="T2">Page(</text:span></text:span><text:span text:style-name="TA_20_Style_20_foncé"><text:span text:style-name="T13">s</text:span></text:span><text:span text:style-name="TA_20_Style_20_foncé"><text:span text:style-name="T6">)</text:span></text:span><text:span text:style-name="TA_20_Element_20_clair_20_marqué"><text:span text:style-name="T6"> : </text:span></text:span><text:span text:style-name="TA_20_Element_20_clair_20_marqué"><text:span text:style-name="T8">4</text:span></text:span><field:fieldmark-start text:name="Bookmark1" field:type="SECTIONPAGES  \* Arabic  \* MERGEFORMAT"/><field:fieldmark-end/></text:p>
          </table:table-cell>
        </table:table-row>
      </table:table>
      <text:p text:style-name="P15"/>
      <text:p text:style-name="P16">Gestion de tournois de babyfoot</text:p>
      <text:p text:style-name="P7"/>
      <text:p text:style-name="P8">Guide du développeur</text:p>
      <text:p text:style-name="P8"/>
      <text:p text:style-name="P9"/>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7"><text:span text:style-name="TA_20_Element_20_clair_20_marqué"><text:span text:style-name="T14">Version</text:span></text:span></text:p>
          </table:table-cell>
          <table:table-cell table:style-name="Tableau2.B1" office:value-type="string">
            <text:p text:style-name="P17"><text:span text:style-name="TA_20_Element_20_clair_20_marqué"><text:span text:style-name="T14">Date</text:span></text:span></text:p>
          </table:table-cell>
          <table:table-cell table:style-name="Tableau2.B1" office:value-type="string">
            <text:p text:style-name="P17"><text:span text:style-name="TA_20_Element_20_clair_20_marqué"><text:span text:style-name="T14">Modifications</text:span></text:span></text:p>
          </table:table-cell>
          <table:table-cell table:style-name="Tableau2.D1" office:value-type="string">
            <text:p text:style-name="P17"><text:span text:style-name="TA_20_Element_20_clair_20_marqué"><text:span text:style-name="T14">Rédacteur(s)</text:span></text:span></text:p>
          </table:table-cell>
        </table:table-row>
        <table:table-row table:style-name="Tableau2.2">
          <table:table-cell table:style-name="Tableau2.A2" office:value-type="string">
            <text:p text:style-name="P18"><text:span text:style-name="TA_20_Element_20_clair_20_marqué"><text:span text:style-name="T4">1.0</text:span></text:span></text:p>
          </table:table-cell>
          <table:table-cell table:style-name="Tableau2.B2" office:value-type="string">
            <text:p text:style-name="P18"><text:span text:style-name="TA_20_Element_20_clair_20_marqué"><text:span text:style-name="T10">05/02/</text:span></text:span><text:span text:style-name="TA_20_Element_20_clair_20_marqué"><text:span text:style-name="T5">20</text:span></text:span><text:span text:style-name="TA_20_Element_20_clair_20_marqué"><text:span text:style-name="T10">20</text:span></text:span></text:p>
          </table:table-cell>
          <table:table-cell table:style-name="Tableau2.B2" office:value-type="string">
            <text:p text:style-name="P40"><text:span text:style-name="TA_20_Element_20_clair_20_marqué"><text:span text:style-name="T12">Rédaction</text:span></text:span></text:p>
          </table:table-cell>
          <table:table-cell table:style-name="Tableau2.D2" office:value-type="string">
            <text:p text:style-name="P19"><text:span text:style-name="TA_20_Element_20_clair_20_marqué"><text:span text:style-name="T11">Saad CHIADMI</text:span></text:span></text:p>
          </table:table-cell>
        </table:table-row>
      </table:table>
      <text:p text:style-name="P2"><text:span text:style-name="TA_20_Titre_20_doc"><text:span text:style-name="T15"/></text:span></text:p>
      <text:p text:style-name="P3"><text:span text:style-name="TA_20_Titre_20_doc"/></text:p>
      <text:p text:style-name="P3"><text:span text:style-name="TA_20_Titre_20_doc"/></text:p>
      <text:p text:style-name="P3"><text:span text:style-name="TA_20_Titre_20_doc"/></text:p>
      <text:p text:style-name="P3"><text:span text:style-name="TA_20_Titre_20_doc"/></text:p>
      <text:p text:style-name="P3"><text:span text:style-name="TA_20_Titre_20_doc"/></text:p>
      <text:p text:style-name="P3"><text:span text:style-name="TA_20_Titre_20_doc"/></text:p>
      <text:p text:style-name="P3"><text:span text:style-name="TA_20_Titre_20_doc"/></text:p>
      <text:p text:style-name="P3"><text:span text:style-name="TA_20_Titre_20_doc"/></text:p>
      <text:p text:style-name="P3"><text:span text:style-name="TA_20_Titre_20_doc"/></text:p>
      <text:p text:style-name="P3"><text:soft-page-break/><text:span text:style-name="TA_20_Titre_20_doc"/></text:p>
      <text:p text:style-name="P3"><text:span text:style-name="TA_20_Titre_20_doc"/></text:p>
      <text:table-of-content text:style-name="Sect1" text:protected="true" text:name="Table des matières1">
        <text:table-of-content-source text:outline-level="4" text:use-index-marks="false">
          <text:index-title-template text:style-name="Contents_20_Heading">Table des matières</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des matières1_Head">
            <text:p text:style-name="Contents_20_Heading">Table des matières</text:p>
          </text:index-title>
          <text:p text:style-name="P30"><text:a xlink:type="simple" xlink:href="#__RefHeading___Toc2489_4245232988" text:style-name="Index_20_Link" text:visited-style-name="Index_20_Link">1. Configurer Azure<text:tab/>3</text:a></text:p>
          <text:p text:style-name="P30"><text:a xlink:type="simple" xlink:href="#__RefHeading___Toc2299_42452329881" text:style-name="Index_20_Link" text:visited-style-name="Index_20_Link">2. Configurer Microsoft SQL Server Managament Studio (SSMS)<text:tab/>3</text:a></text:p>
          <text:p text:style-name="P30"><text:a xlink:type="simple" xlink:href="#__RefHeading___Toc2299_424523298812" text:style-name="Index_20_Link" text:visited-style-name="Index_20_Link">3. Configurer Microsoft Visual Studio<text:tab/>3</text:a></text:p>
          <text:p text:style-name="P30"><text:a xlink:type="simple" xlink:href="#__RefHeading___Toc2299_424523298811" text:style-name="Index_20_Link" text:visited-style-name="Index_20_Link">4. Etendre l’API du serveur<text:tab/>3</text:a></text:p>
          <text:p text:style-name="P30"><text:a xlink:type="simple" xlink:href="#__RefHeading___Toc3639_4283781990" text:style-name="Index_20_Link" text:visited-style-name="Index_20_Link">5. Etendre l’API entity-view du serveur<text:tab/>4</text:a></text:p>
          <text:p text:style-name="P30"><text:a xlink:type="simple" xlink:href="#__RefHeading___Toc3645_4283781990" text:style-name="Index_20_Link" text:visited-style-name="Index_20_Link">6. Etendre le code du client<text:tab/>4</text:a></text:p>
          <text:p text:style-name="P30"><text:a xlink:type="simple" xlink:href="#__RefHeading___Toc3645_42837819901" text:style-name="Index_20_Link" text:visited-style-name="Index_20_Link">7. Lancer le code client<text:tab/>4</text:a></text:p>
          <text:p text:style-name="P30"><text:a xlink:type="simple" xlink:href="#__RefHeading___Toc3645_428378199012" text:style-name="Index_20_Link" text:visited-style-name="Index_20_Link">8. Lancer le code serveur<text:tab/>4</text:a></text:p>
          <text:p text:style-name="P30"><text:a xlink:type="simple" xlink:href="#__RefHeading___Toc3647_4283781990" text:style-name="Index_20_Link" text:visited-style-name="Index_20_Link">9. Utilisation de Postman<text:tab/>4</text:a></text:p>
        </text:index-body>
      </text:table-of-content>
      <text:h text:style-name="Heading_20_1" text:outline-level="1" text:is-list-header="true"/>
      <text:list xml:id="list4063349820" text:style-name="Numbering_20_123">
        <text:list-item>
          <text:h text:style-name="P38" text:outline-level="1"><text:bookmark-start text:name="__RefHeading___Toc2489_4245232988"/><text:span text:style-name="TA_20_Titre_20_doc"><text:span text:style-name="T38">Configurer </text:span></text:span><text:span text:style-name="T49">Azure</text:span><text:bookmark-end text:name="__RefHeading___Toc2489_4245232988"/></text:h>
        </text:list-item>
      </text:list>
      <text:p text:style-name="P41"><text:bookmark-start text:name="__RefHeading___Toc1650_2204066831"/><text:span text:style-name="T50">Dans un premier temps, il faut s’assurer de pouvoir s’identifier à l’aide d’identifiants Expertime </text:span><text:span text:style-name="T51">sur Azure :</text:span><text:bookmark-end text:name="__RefHeading___Toc1650_2204066831"/></text:p>
      <text:p text:style-name="Text_20_body"><text:a xlink:type="simple" xlink:href="https://portal.azure.com/#home" text:style-name="Internet_20_link" text:visited-style-name="Visited_20_Internet_20_Link"><text:span text:style-name="T53">https://portal.azure.com/#home</text:span></text:a><text:span text:style-name="T53"> </text:span></text:p>
      <text:p text:style-name="P41"><text:bookmark-start text:name="__RefHeading___Toc1652_2204066831"/><text:span text:style-name="T52">Dans un second temps, il faut pouvoir avoir accès à la ressource Azure, qui était dans le cadre de notre projet déjà </text:span><text:span text:style-name="T51">accessible. On y trouve une base de données nommée babyfoot.</text:span><text:bookmark-end text:name="__RefHeading___Toc1652_2204066831"/></text:p>
      <text:p text:style-name="P29"/>
      <text:list xml:id="list94959762038296" text:continue-numbering="true" text:style-name="Numbering_20_123">
        <text:list-item>
          <text:h text:style-name="P32" text:outline-level="1"><text:bookmark-start text:name="__RefHeading___Toc2299_42452329881"/><text:span text:style-name="TA_20_Titre_20_doc"><text:span text:style-name="T38">Configurer </text:span></text:span><text:span text:style-name="TA_20_Titre_20_doc"><text:span text:style-name="T21">Microsoft SQL Server Managament Studio </text:span></text:span><text:span text:style-name="TA_20_Titre_20_doc"><text:span text:style-name="T41">(SSMS)</text:span></text:span><text:bookmark-end text:name="__RefHeading___Toc2299_42452329881"/></text:h>
        </text:list-item>
      </text:list>
      <text:p text:style-name="P41"><text:bookmark-start text:name="__RefHeading___Toc1654_2204066831"/>A l’aide de ce logiciel, il sera possible d’opérer sur la base de données à souhaits. Pour cela il est nécessaire d’établir une connexion avec cette dernière, à l’aide des identifiants Expertime : Fichier → Connecter l’Explorateur d’objets.<text:bookmark-end text:name="__RefHeading___Toc1654_2204066831"/></text:p>
      <text:p text:style-name="P4"><text:span text:style-name="TA_20_Titre_20_doc"><text:span text:style-name="T26">Pour lancer des requêtes sur le base de données, il faut bien faire attention de sélectionner la base de données, autrement les fichiers SQL créés ou ouverts ne seront pas connectés à la base de données, et le fichier SQL refusera de s’exécuter.</text:span></text:span></text:p>
      <text:list xml:id="list94959950182080" text:continue-numbering="true" text:style-name="Numbering_20_123">
        <text:list-item>
          <text:h text:style-name="P37" text:outline-level="1"><text:bookmark-start text:name="__RefHeading___Toc2299_424523298812"/><text:span text:style-name="TA_20_Titre_20_doc"><text:span text:style-name="T23">Configurer </text:span></text:span><text:span text:style-name="TA_20_Titre_20_doc"><text:span text:style-name="T22">Microsoft Visual Studio</text:span></text:span><text:bookmark-end text:name="__RefHeading___Toc2299_424523298812"/></text:h>
        </text:list-item>
      </text:list>
      <text:p text:style-name="P22"><text:span text:style-name="TA_20_Titre_20_doc"><text:span text:style-name="T26">Si cela n’est pas déjà fais, il est indispensable de télécharger Microsoft Visual Studio. La version 2019 a été utilisé dans le cadre du projet.</text:span></text:span></text:p>
      <text:p text:style-name="P22"><text:a xlink:type="simple" xlink:href="https://visualstudio.microsoft.com/fr/downloads/" text:style-name="Internet_20_link" text:visited-style-name="Visited_20_Internet_20_Link"><text:span text:style-name="TA_20_Titre_20_doc"><text:span text:style-name="T53">https://visualstudio.microsoft.com/fr/downloads/</text:span></text:span></text:a><text:span text:style-name="TA_20_Titre_20_doc"><text:span text:style-name="T48"> </text:span></text:span></text:p>
      <text:p text:style-name="P22"><text:span text:style-name="TA_20_Titre_20_doc"><text:span text:style-name="T26">De plus, les technologies .Net Core 3.0 ont été utilisé. Il est donc nécessaire de s’assurer que le framework est bien installé.</text:span></text:span></text:p>
      <text:p text:style-name="P22"><text:a xlink:type="simple" xlink:href="https://docs.microsoft.com/fr-fr/dotnet/core/install/" text:style-name="Internet_20_link" text:visited-style-name="Visited_20_Internet_20_Link"><text:span text:style-name="TA_20_Titre_20_doc"><text:span text:style-name="T53">https://docs.microsoft.com/fr-fr/dotnet/core/install/</text:span></text:span></text:a><text:span text:style-name="TA_20_Titre_20_doc"><text:span text:style-name="T48"> </text:span></text:span></text:p>
      <text:p text:style-name="P23"><text:span text:style-name="TA_20_Titre_20_doc"><text:span text:style-name="T46">Ensuite, il suffit d’ouvrir la solution du projet babyfoot.sln.</text:span></text:span></text:p>
      <text:p text:style-name="P23"><text:span text:style-name="TA_20_Titre_20_doc"><text:span text:style-name="T46">Ceci fait, il faut se connecter à la base de données </text:span></text:span><text:span text:style-name="TA_20_Titre_20_doc"><text:span text:style-name="T47">sur Microsoft Visual Studio</text:span></text:span><text:span text:style-name="TA_20_Titre_20_doc"><text:span text:style-name="T46">, </text:span></text:span><text:span text:style-name="TA_20_Titre_20_doc"><text:span text:style-name="T47">à gauche de l’écran : Explorateur de serveurs → Se connecter à la base de données. Les identifiants Azure de la ressource sont utilisés (les mêmes qu’avec SSMS).</text:span></text:span></text:p>
      <text:list xml:id="list94960757913324" text:continue-numbering="true" text:style-name="Numbering_20_123">
        <text:list-item>
          <text:h text:style-name="P33" text:outline-level="1"><text:bookmark-start text:name="__RefHeading___Toc2299_424523298811"/><text:span text:style-name="TA_20_Titre_20_doc"><text:span text:style-name="T39">Etendre l’API du serveur</text:span></text:span><text:bookmark-end text:name="__RefHeading___Toc2299_424523298811"/></text:h>
        </text:list-item>
      </text:list>
      <text:p text:style-name="P31"><text:span text:style-name="TA_20_Titre_20_doc"><text:span text:style-name="T43">Les entités relatives à la gestion de tournois n’ayant pas la vocation de changer (a priori), il suffit de rajouter les méthodes http avec le bon routage et type (get, put, post, etc), dans le controller d’entité adéquat. </text:span></text:span><text:span text:style-name="TA_20_Titre_20_doc"><text:span text:style-name="T44">Autrement, il est tout à fait envisageable de rajouter des controller.</text:span></text:span></text:p>
      <text:list xml:id="list94959239473336" text:continue-numbering="true" text:style-name="Numbering_20_123">
        <text:list-item>
          <text:h text:style-name="P39" text:outline-level="1"><text:bookmark-start text:name="_Toc2488265021"/><text:bookmark-start text:name="_Toc2413374581"/><text:bookmark-start text:name="__RefHeading___Toc3639_4283781990"/><text:soft-page-break/><text:span text:style-name="TA_20_Titre_20_doc"><text:span text:style-name="T19">Etendre l’API </text:span></text:span><text:bookmark-end text:name="_Toc2488265021"/><text:bookmark-end text:name="_Toc2413374581"/><text:span text:style-name="TA_20_Titre_20_doc"><text:span text:style-name="T20">entity-view du serveur</text:span></text:span><text:bookmark-end text:name="__RefHeading___Toc3639_4283781990"/></text:h>
        </text:list-item>
      </text:list>
      <text:p text:style-name="P26"><text:span text:style-name="TA_20_Titre_20_doc"><text:span text:style-name="T31">Afin d’étendre cette API, il serait peut-être judicieux de la restructurer avant, une classe par vue importante. Autrement l’idée est simple : à partir d’une vue (requête cliente sous la forme d’une classe serialisable), lui associer une entité. Soit cette entité est ajoutée par le contexte de la base de données (Create), soit modifié (Modify). L’idée est ici de propager si cela est justifié, les appels asynchrones, et ainsi réduire le temps de calcul des fonctions de contrôle de l’API serveur, voire de rendre ces fonctions asynchrones. Pour des raisons de temps d’apprentissage, nous n’avons par « sécurité logicielle » pas propagé <text:s/>les appels asynchrones autant qu’on le voulait.</text:span></text:span></text:p>
      <text:p text:style-name="P20"><text:span text:style-name="TA_20_Titre_20_doc"><text:span text:style-name="T37"/></text:span></text:p>
      <text:list xml:id="list94960177668114" text:continue-numbering="true" text:style-name="Numbering_20_123">
        <text:list-item>
          <text:h text:style-name="P34" text:outline-level="1"><text:bookmark-start text:name="_Toc2413374661"/><text:bookmark-start text:name="_Toc2488265051"/><text:bookmark-start text:name="__RefHeading___Toc3645_4283781990"/><text:span text:style-name="TA_20_Titre_20_doc"><text:span text:style-name="T40">E</text:span></text:span><text:bookmark-end text:name="_Toc2413374661"/><text:bookmark-end text:name="_Toc2488265051"/><text:span text:style-name="TA_20_Titre_20_doc"><text:span text:style-name="T40">tendre le code du client</text:span></text:span><text:bookmark-end text:name="__RefHeading___Toc3645_4283781990"/></text:h>
        </text:list-item>
      </text:list>
      <text:p text:style-name="P24"><text:span text:style-name="TA_20_Titre_20_doc"><text:span text:style-name="T27">Le code du client donne beaucoup de liberté quant à ses évolutions potentielles : le framework Angular est par nature très bien structurée. Chaque écran est un composant, il suffit donc de créer un composant pour développer un nouvel écran.</text:span></text:span></text:p>
      <text:p text:style-name="P24"><text:span text:style-name="TA_20_Titre_20_doc"><text:span text:style-name="T27">Le dossier des services décrit les différentes requêtes http exécutées par le client à destination du serveur, et se décompose selon les entités majeures de la gestion de tournois, </text:span></text:span><text:span text:style-name="TA_20_Titre_20_doc"><text:span text:style-name="T28">à l’image de l’API du serveur. Il suffit donc de compléter ce package selon l’évolution de l’API.</text:span></text:span></text:p>
      <text:p text:style-name="P25"><text:span text:style-name="TA_20_Titre_20_doc"><text:span text:style-name="T28">Un dossier entit</text:span></text:span><text:span text:style-name="TA_20_Titre_20_doc"><text:span text:style-name="T29">i</text:span></text:span><text:span text:style-name="TA_20_Titre_20_doc"><text:span text:style-name="T28">es regroupent toutes les entités structurant les requêtes et donc la logique structurelle de gestion de tournois du client. </text:span></text:span><text:span text:style-name="TA_20_Titre_20_doc"><text:span text:style-name="T30">Des entités sont susceptibles d’être rajoutés selon les évolutions futures de l’API du serveur.</text:span></text:span></text:p>
      <text:p text:style-name="P21"><text:span text:style-name="TA_20_Titre_20_doc"><text:span text:style-name="T37"/></text:span></text:p>
      <text:list xml:id="list94960446271858" text:continue-numbering="true" text:style-name="Numbering_20_123">
        <text:list-item>
          <text:h text:style-name="P35" text:outline-level="1"><text:bookmark-start text:name="__RefHeading___Toc3645_42837819901"/><text:span text:style-name="TA_20_Titre_20_doc"><text:span text:style-name="T24">Lancer le code client</text:span></text:span><text:bookmark-end text:name="__RefHeading___Toc3645_42837819901"/></text:h>
        </text:list-item>
      </text:list>
      <text:p text:style-name="P27"><text:span text:style-name="TA_20_Titre_20_doc"><text:span text:style-name="T32">Il faut lancer </text:span></text:span><text:span text:style-name="TA_20_Titre_20_doc"><text:span text:style-name="T35">la commande </text:span></text:span><text:span text:style-name="TA_20_Titre_20_doc"><text:span text:style-name="T32">ng serve dans l</text:span></text:span><text:span text:style-name="TA_20_Titre_20_doc"><text:span text:style-name="T34">e répertoire racine du code client (ClientApp)</text:span></text:span></text:p>
      <text:list xml:id="list94959673814731" text:continue-numbering="true" text:style-name="Numbering_20_123">
        <text:list-item>
          <text:h text:style-name="P36" text:outline-level="1"><text:bookmark-start text:name="__RefHeading___Toc3645_428378199012"/><text:span text:style-name="TA_20_Titre_20_doc"><text:span text:style-name="T24">Lancer le code </text:span></text:span><text:span text:style-name="TA_20_Titre_20_doc"><text:span text:style-name="T25">serveur</text:span></text:span><text:bookmark-end text:name="__RefHeading___Toc3645_428378199012"/></text:h>
        </text:list-item>
      </text:list>
      <text:p text:style-name="P27"><text:span text:style-name="TA_20_Titre_20_doc"><text:span text:style-name="T32">Il faut lancer </text:span></text:span><text:span text:style-name="TA_20_Titre_20_doc"><text:span text:style-name="T35">la commande </text:span></text:span><text:span text:style-name="TA_20_Titre_20_doc"><text:span text:style-name="T32">ng serve dans l</text:span></text:span><text:span text:style-name="TA_20_Titre_20_doc"><text:span text:style-name="T34">e répertoire racine du code client (ClientApp), </text:span></text:span><text:span text:style-name="TA_20_Titre_20_doc"><text:span text:style-name="T36">puis l’exécutable ISS Express proposé par défaut sous Microsoft Visual Studio.</text:span></text:span></text:p>
      <text:list xml:id="list94959196134626" text:continue-numbering="true" text:style-name="Numbering_20_123">
        <text:list-item>
          <text:h text:style-name="P35" text:outline-level="1"><text:bookmark-start text:name="_Toc2488265061"/><text:bookmark-start text:name="__RefHeading___Toc3647_4283781990"/><text:bookmark-start text:name="_Toc2413374671"/><text:span text:style-name="TA_20_Titre_20_doc"><text:span text:style-name="T42">U</text:span></text:span><text:bookmark-end text:name="_Toc2488265061"/><text:bookmark-end text:name="_Toc2413374671"/><text:span text:style-name="TA_20_Titre_20_doc"><text:span text:style-name="T42">tilisation de Postman</text:span></text:span><text:bookmark-end text:name="__RefHeading___Toc3647_4283781990"/></text:h>
        </text:list-item>
      </text:list>
      <text:p text:style-name="P5"><text:span text:style-name="TA_20_Titre_20_doc"><text:span text:style-name="T32">Postman a été un logiciel très utile pour le </text:span></text:span><text:span text:style-name="TA_20_Titre_20_doc"><text:span text:style-name="T33">test et </text:span></text:span><text:span text:style-name="TA_20_Titre_20_doc"><text:span text:style-name="T32">développement </text:span></text:span><text:span text:style-name="TA_20_Titre_20_doc"><text:span text:style-name="T33">d</text:span></text:span><text:span text:style-name="TA_20_Titre_20_doc"><text:span text:style-name="T32">es </text:span></text:span><text:span text:style-name="TA_20_Titre_20_doc"><text:span text:style-name="T33">requêtes</text:span></text:span><text:span text:style-name="TA_20_Titre_20_doc"><text:span text:style-name="T32"> de l’API serveur.</text:span></text:span></text:p>
      <text:p text:style-name="P5"><text:span text:style-name="TA_20_Titre_20_doc"><text:span text:style-name="T32">A la suite de son installation, bien penser à décocher « SSL certificate verification » dans les paramètres accessibles depuis l’icône en haut à droite de l’écran, en forme de clé (pour écrou).</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crosoft Sans Serif" svg:font-family="'Microsoft Sans Serif'" style:font-family-generic="roman" style:font-pitch="variable"/>
    <style:font-face style:name="OpenSymbol" svg:font-family="OpenSymbol"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 svg:font-family="Arial" style:font-adornments="Gras" style:font-family-generic="swiss" style:font-pitch="variable"/>
    <style:font-face style:name="Calibri1" svg:font-family="Calibri"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Segoe UI" style:font-size-asian="10pt" style:language-asian="fr" style:country-asian="FR"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Segoe UI" style:font-size-asian="10pt" style:language-asian="fr" style:country-asian="FR"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fr" fo:country="FR" style:letter-kerning="false" style:font-name-asian="Segoe UI" style:font-family-asian="'Segoe UI'" style:font-family-generic-asian="system" style:font-pitch-asian="variable" style:font-size-asian="11pt" style:language-asian="fr" style:country-asian="FR"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TA_20_Liste_20_à_20_numéro_20_1" style:default-outline-level="1" style:class="text" style:master-page-name="">
      <style:paragraph-properties fo:margin-top="0.199cm" fo:margin-bottom="0.199cm" loext:contextual-spacing="false" fo:line-height="100%" fo:keep-together="always" fo:orphans="0" fo:widows="0" style:page-number="auto" fo:keep-with-next="always">
        <style:tab-stops/>
      </style:paragraph-properties>
      <style:text-properties style:use-window-font-color="true" style:font-name="Arial" fo:font-family="Arial" style:font-style-name="Gras" style:font-family-generic="swiss" style:font-pitch="variable" fo:font-size="18pt" fo:font-weight="bold" fo:background-color="transparent"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master-page-name="">
      <loext:graphic-properties draw:fill="none" draw:fill-color="#729fcf"/>
      <style:paragraph-properties fo:margin-top="0.199cm" fo:margin-bottom="0.199cm" loext:contextual-spacing="false" fo:line-height="100%" fo:keep-together="always" fo:orphans="0" fo:widows="0" style:page-number="auto" fo:background-color="transparent" fo:keep-with-next="always">
        <style:tab-stops/>
      </style:paragraph-properties>
      <style:text-properties fo:color="#000000" style:font-name="Arial" fo:font-family="Arial" style:font-style-name="Gras" style:font-family-generic="swiss" style:font-pitch="variable" fo:font-size="16pt" fo:font-weight="bold" style:font-name-asian="Segoe UI" style:font-family-asian="'Segoe U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loext:graphic-properties draw:fill="none" draw:fill-color="#729fcf"/>
      <style:paragraph-properties fo:margin-top="0.101cm" fo:margin-bottom="0.101cm" loext:contextual-spacing="false" fo:keep-together="always" fo:background-color="transparent" fo:keep-with-next="always"/>
      <style:text-properties style:use-window-font-color="true" style:font-name="Arial" fo:font-family="Arial" style:font-style-name="Gras" style:font-family-generic="swiss" style:font-pitch="variable" fo:font-size="14pt"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353cm" loext:contextual-spacing="false" fo:keep-together="always" fo:keep-with-next="always"/>
      <style:text-properties fo:color="#4f81bd" style:font-name="Cambria" fo:font-family="Cambria" style:font-family-generic="roman" style:font-pitch="variable" fo:font-size="10pt" fo:font-style="italic" fo:font-weight="bold" style:font-name-asian="Segoe UI" style:font-family-asian="'Segoe UI'" style:font-family-generic-asian="system" style:font-pitch-asian="variable" style:font-size-asian="10pt"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353cm" loext:contextual-spacing="false" fo:keep-together="always" fo:keep-with-next="always"/>
      <style:text-properties fo:color="#243f6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353cm" loext:contextual-spacing="false" fo:keep-together="always" fo:keep-with-next="always"/>
      <style:text-properties fo:color="#243f6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_20_Titre" style:display-name="TA Titre" style:family="paragraph" style:parent-style-name="Standard" style:next-style-name="Standard" style:default-outline-level="">
      <style:paragraph-properties fo:margin-top="0.635cm" fo:margin-bottom="0.423cm" loext:contextual-spacing="false" fo:keep-together="always" fo:keep-with-next="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TA_20_Titre_20_1_20_sans_20_numérotation" style:display-name="TA Titre 1 sans numérotation" style:family="paragraph" style:parent-style-name="TA_20_Titre_20__3c_abstrait_3e_" style:next-style-name="TA_20_Paragraphe" style:default-outline-level="1" style:list-style-name="">
      <style:text-properties fo:color="#1f497d" fo:font-size="14pt" fo:font-weight="bold" style:font-size-asian="14pt" style:font-weight-asian="bold"/>
    </style:style>
    <style:style style:name="TA_20_Titre_20_2_20_sans_20_numérotation" style:display-name="TA Titre 2 sans numérotation" style:family="paragraph" style:parent-style-name="TA_20_Titre_20__3c_abstrait_3e_" style:next-style-name="TA_20_Paragraphe" style:default-outline-level="2" style:list-style-name="">
      <style:text-properties fo:color="#1f497d" fo:font-size="14pt" fo:font-weight="bold" style:font-size-asian="14pt" style:font-weight-asian="bold"/>
    </style:style>
    <style:style style:name="TA_20_Texte_20_code_20_source" style:display-name="TA Texte code source" style:family="paragraph" style:default-outline-level="">
      <style:paragraph-properties fo:text-align="start" style:justify-single-word="false" fo:orphans="2" fo:widows="2" style:writing-mode="lr-tb"/>
      <style:text-properties style:use-window-font-color="true" style:font-name="Courier New" fo:font-family="'Courier New'" style:font-family-generic="roman" style:font-pitch="variable" fo:font-size="10pt" fo:language="en" fo:country="US" style:letter-kerning="false" style:font-name-asian="Segoe UI" style:font-family-asian="'Segoe UI'"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style>
    <style:style style:name="TA_20_Titre_20_3_20_sans_20_numérotation" style:display-name="TA Titre 3 sans numérotation" style:family="paragraph" style:parent-style-name="TA_20_Titre_20__3c_abstrait_3e_" style:next-style-name="TA_20_Paragraphe" style:default-outline-level="3" style:list-style-name="">
      <style:text-properties fo:color="#4f81bd" fo:font-size="12pt" fo:font-weight="bold" style:font-size-asian="12pt" style:font-weight-asian="bold"/>
    </style:style>
    <style:style style:name="TA_20_Titre_20_4_20_sans_20_numérotation" style:display-name="TA Titre 4 sans numérotation" style:family="paragraph" style:parent-style-name="TA_20_Titre_20__3c_abstrait_3e_" style:next-style-name="TA_20_Paragraphe" style:default-outline-level="4" style:list-style-name="">
      <style:text-properties fo:color="#8db3e2"/>
    </style:style>
    <style:style style:name="TA_20_Titre_20_1_20_avec_20_numérotation" style:display-name="TA Titre 1 avec numérotation" style:family="paragraph" style:parent-style-name="TA_20_Titre_20_1_20_sans_20_numérotation" style:next-style-name="TA_20_Paragraphe" style:default-outline-level=""/>
    <style:style style:name="TA_20_Titre_20_2_20_avec_20_numérotation" style:display-name="TA Titre 2 avec numérotation" style:family="paragraph" style:parent-style-name="TA_20_Titre_20_2_20_sans_20_numérotation" style:next-style-name="TA_20_Paragraphe" style:default-outline-level=""/>
    <style:style style:name="TA_20_Titre_20_3_20_avec_20_numérotation" style:display-name="TA Titre 3 avec numérotation" style:family="paragraph" style:parent-style-name="TA_20_Titre_20_3_20_sans_20_numérotation" style:next-style-name="TA_20_Paragraphe" style:default-outline-level=""/>
    <style:style style:name="TA_20_Titre_20_4_20_avec_20_numérotation" style:display-name="TA Titre 4 avec numérotation" style:family="paragraph" style:parent-style-name="TA_20_Titre_20_4_20_sans_20_numérotation" style:next-style-name="TA_20_Paragraphe" style:default-outline-level=""/>
    <style:style style:name="TA_20_Petit_20_titre_20_d_27_un_20_paragraphe" style:display-name="TA Petit titre d'un paragraphe" style:family="paragraph" style:parent-style-name="TA_20_Texte_20_brut" style:next-style-name="TA_20_Paragraphe" style:default-outline-level="">
      <style:paragraph-properties fo:margin-top="0.212cm" fo:margin-bottom="0.212cm" loext:contextual-spacing="false" fo:keep-together="always" fo:keep-with-next="always"/>
      <style:text-properties fo:color="#4f81bd" style:text-underline-style="solid" style:text-underline-width="auto" style:text-underline-color="font-color" style:font-name-complex="Times New Roman" style:font-family-complex="'Times New Roman'" style:font-family-generic-complex="system" style:font-pitch-complex="variable" style:font-size-complex="12pt"/>
    </style:style>
    <style:style style:name="TA_20_Texte_20_brut" style:display-name="TA Texte brut"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 style:display-name="TA Paragraphe"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Zone_20_code_20_source" style:display-name="TA Zone code source" style:family="paragraph" style:parent-style-name="TA_20_Texte_20_code_20_source" style:default-outline-level="">
      <loext:graphic-properties draw:fill="solid" draw:fill-color="#e5e5e5"/>
      <style:paragraph-properties fo:margin-top="0.212cm" fo:margin-bottom="0.212cm" loext:contextual-spacing="true" fo:line-height="110%" fo:background-color="#e5e5e5" fo:padding-left="0.176cm" fo:padding-right="0.176cm" fo:padding-top="0.141cm" fo:padding-bottom="0.141cm" fo:border="0.51pt solid #4f81bd"/>
    </style:style>
    <style:style style:name="TA_20_Paragraphe_20_avec_20_séparation_20_en_20_haut" style:display-name="TA Paragraphe avec séparation en haut" style:family="paragraph" style:parent-style-name="TA_20_Paragraphe" style:default-outline-level="">
      <style:paragraph-properties fo:margin-top="0.635cm" fo:margin-bottom="0.106cm" loext:contextual-spacing="false"/>
    </style:style>
    <style:style style:name="caption" style:family="paragraph" style:parent-style-name="Standard" style:next-style-name="Standard" style:default-outline-level="">
      <style:text-properties fo:color="#4f81bd" fo:font-size="9pt" fo:font-weight="bold" style:font-size-asian="9pt" style:font-weight-asian="bold" style:font-size-complex="9pt" style:font-weight-complex="bold"/>
    </style:style>
    <style:style style:name="TA_20_Titre_20__3c_abstrait_3e_" style:display-name="TA Titre &lt;abstrait&gt;" style:family="paragraph" style:parent-style-name="TA_20_Texte_20_brut" style:next-style-name="TA_20_Paragraphe" style:default-outline-level="">
      <style:paragraph-properties fo:margin-top="0.635cm" fo:margin-bottom="0.423cm" loext:contextual-spacing="false" fo:keep-together="always" fo:keep-with-next="always"/>
    </style:style>
    <style:style style:name="TA_20_Liste_20__3c_abstrait_3e_" style:display-name="TA Liste &lt;abstrait&gt;" style:family="paragraph" style:parent-style-name="TA_20_Texte_20_brut" style:default-outline-level="">
      <style:paragraph-properties fo:margin-top="0.212cm" fo:margin-bottom="0.212cm" loext:contextual-spacing="false"/>
      <style:text-properties style:font-name="Calibri" fo:font-family="Calibri" style:font-family-generic="roman" style:font-pitch="variable" fo:font-size="11pt" style:font-size-asian="11pt"/>
    </style:style>
    <style:style style:name="TA_20_Liste_20_à_20_puce_20_1" style:display-name="TA Liste à puce 1" style:family="paragraph" style:parent-style-name="TA_20_Liste_20__3c_abstrait_3e_" style:default-outline-level=""/>
    <style:style style:name="TA_20_Liste_20_à_20_puce_20_2" style:display-name="TA Liste à puce 2" style:family="paragraph" style:parent-style-name="TA_20_Liste_20__3c_abstrait_3e_" style:default-outline-level=""/>
    <style:style style:name="TA_20_Liste_20_à_20_puce_20_3" style:display-name="TA Liste à puce 3" style:family="paragraph" style:parent-style-name="TA_20_Liste_20__3c_abstrait_3e_" style:default-outline-level=""/>
    <style:style style:name="TA_20_Liste_20_à_20_puce_20_4" style:display-name="TA Liste à puce 4" style:family="paragraph" style:parent-style-name="TA_20_Liste_20__3c_abstrait_3e_" style:default-outline-level=""/>
    <style:style style:name="TA_20_Liste_20_à_20_numéro_20_1" style:display-name="TA Liste à numéro 1" style:family="paragraph" style:parent-style-name="TA_20_Liste_20__3c_abstrait_3e_" style:default-outline-level=""/>
    <style:style style:name="TA_20_Liste_20_à_20_numéro_20_2" style:display-name="TA Liste à numéro 2" style:family="paragraph" style:parent-style-name="TA_20_Liste_20__3c_abstrait_3e_" style:default-outline-level=""/>
    <style:style style:name="TA_20_Liste_20_à_20_numéro_20_3" style:display-name="TA Liste à numéro 3" style:family="paragraph" style:parent-style-name="TA_20_Liste_20__3c_abstrait_3e_" style:default-outline-level=""/>
    <style:style style:name="TA_20_Liste_20_à_20_numéro_20_4" style:display-name="TA Liste à numéro 4" style:family="paragraph" style:parent-style-name="TA_20_Liste_20__3c_abstrait_3e_" style:default-outline-level=""/>
    <style:style style:name="TA_20_Liste_20_à_20_tiret_20_1" style:display-name="TA Liste à tiret 1" style:family="paragraph" style:parent-style-name="TA_20_Liste_20__3c_abstrait_3e_" style:default-outline-level=""/>
    <style:style style:name="TA_20_Liste_20_à_20_tiret_20_2" style:display-name="TA Liste à tiret 2" style:family="paragraph" style:parent-style-name="TA_20_Liste_20__3c_abstrait_3e_" style:default-outline-level=""/>
    <style:style style:name="TA_20_Liste_20_à_20_tiret_20_3" style:display-name="TA Liste à tiret 3" style:family="paragraph" style:parent-style-name="TA_20_Liste_20__3c_abstrait_3e_" style:default-outline-level=""/>
    <style:style style:name="TA_20_Liste_20_à_20_tiret_20_4" style:display-name="TA Liste à tiret 4" style:family="paragraph" style:parent-style-name="TA_20_Liste_20__3c_abstrait_3e_" style:default-outline-level=""/>
    <style:style style:name="TA_20_WhiteTexte" style:display-name="TA WhiteTexte" style:family="paragraph" style:parent-style-name="TA_20_Texte_20_brut" style:next-style-name="TA_20_Texte_20_brut" style:default-outline-level="">
      <style:paragraph-properties fo:margin-top="0.212cm" fo:margin-bottom="0.212cm" loext:contextual-spacing="false" fo:text-align="center" style:justify-single-word="false"/>
      <style:text-properties fo:color="#ffffff" fo:font-weight="bold" style:font-weight-asian="bold"/>
    </style:style>
    <style:style style:name="TA_20_Paragraphe_20_centré" style:display-name="TA Paragraphe centré" style:family="paragraph" style:parent-style-name="TA_20_Paragraphe" style:next-style-name="TA_20_Paragraphe" style:default-outline-level="">
      <style:paragraph-properties fo:margin-left="0cm" fo:margin-right="0cm" fo:text-indent="0cm" style:auto-text-indent="false"/>
      <style:text-properties style:font-name="Calibri" fo:font-family="Calibri" style:font-family-generic="roman" style:font-pitch="variable" fo:font-size="11pt" style:font-size-asian="11pt"/>
    </style:style>
    <style:style style:name="List_20_Bullet" style:display-name="List Bullet" style:family="paragraph" style:parent-style-name="Standard" style:default-outline-level="">
      <style:paragraph-properties fo:margin-left="0.63cm" fo:margin-right="0cm" fo:margin-top="0.212cm" fo:margin-bottom="0.212cm" loext:contextual-spacing="true" fo:text-indent="-0.63cm" style:auto-text-indent="false"/>
    </style:style>
    <style:style style:name="TA_20_Paragraphe_20_Image_20_centré" style:display-name="TA Paragraphe Image centré" style:family="paragraph" style:parent-style-name="TA_20_Paragraphe" style:next-style-name="TA_20_Paragraphe" style:default-outline-level="">
      <style:paragraph-properties fo:margin-top="0.212cm" fo:margin-bottom="0.212cm" loext:contextual-spacing="false" fo:text-align="center" style:justify-single-word="false"/>
    </style:style>
    <style:style style:name="TA2008_20_-_20_Normal" style:display-name="TA2008 - Normal" style:family="paragraph" style:parent-style-name="Standard" style:default-outline-level="">
      <style:paragraph-properties fo:text-align="justify" style:justify-single-word="false"/>
      <style:text-properties fo:font-size="13pt" style:font-size-asian="13pt"/>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text-indent="0cm" style:auto-text-indent="false"/>
    </style:style>
    <style:style style:name="TA_20_Titre_20_1" style:display-name="TA Titre 1" style:family="paragraph" style:parent-style-name="Heading_20_1" style:next-style-name="Standard" style:default-outline-level="" style:list-style-name="">
      <style:paragraph-properties fo:margin-top="0.635cm" fo:margin-bottom="0.423cm" loext:contextual-spacing="false" fo:keep-together="auto"/>
      <style:text-properties fo:color="#1f497d" style:font-name="Palatino Linotype" fo:font-family="'Palatino Linotype'" style:font-family-generic="roman" style:font-pitch="variable" fo:language="en" fo:country="US" style:letter-kerning="true" style:language-asian="en" style:country-asian="US" style:font-size-complex="16pt" style:language-complex="en" style:country-complex="US"/>
    </style:style>
    <style:style style:name="TA_20_Titre_20_2" style:display-name="TA Titre 2" style:family="paragraph" style:parent-style-name="TA_20_Titre_20_1" style:next-style-name="Standard" style:default-outline-level="2">
      <style:paragraph-properties fo:margin-left="0.635cm" fo:margin-right="0cm" fo:text-indent="-0.635cm" style:auto-text-indent="false"/>
    </style:style>
    <style:style style:name="TA_20_Titre_20_3" style:display-name="TA Titre 3" style:family="paragraph" style:parent-style-name="TA_20_Titre_20_2" style:next-style-name="Standard" style:default-outline-level="3">
      <style:paragraph-properties fo:margin-left="0.635cm" fo:margin-right="0cm" fo:text-indent="-0.635cm" style:auto-text-indent="false"/>
      <style:text-properties fo:color="#4f81bd" fo:font-size="12pt" style:font-size-asian="12pt"/>
    </style:style>
    <style:style style:name="TA_20_Titre_20_4" style:display-name="TA Titre 4" style:family="paragraph" style:parent-style-name="TA_20_Titre_20_3" style:next-style-name="Standard" style:default-outline-level="4">
      <style:paragraph-properties fo:margin-left="0.635cm" fo:margin-right="0cm" fo:text-indent="-0.635cm" style:auto-text-indent="false"/>
      <style:text-properties fo:font-weight="normal" style:font-weight-asian="normal"/>
    </style:style>
    <style:style style:name="TA_20_Element_20_Gras" style:display-name="TA Element Gras" style:family="paragraph" style:parent-style-name="Standard" style:default-outline-level="">
      <style:text-properties fo:color="#1f497d" style:font-name="Palatino Linotype" fo:font-family="'Palatino Linotype'" style:font-family-generic="roman" style:font-pitch="variable" fo:font-size="12pt" fo:font-weight="bold" style:font-size-asian="12pt" style:font-weight-asian="bold" style:font-size-complex="12pt"/>
    </style:style>
    <style:style style:name="TA_20_Element" style:display-name="TA Element" style:family="paragraph" style:default-outline-level="">
      <style:paragraph-properties fo:text-align="start" style:justify-single-word="false" fo:orphans="2" fo:widows="2" style:writing-mode="lr-tb"/>
      <style:text-properties fo:color="#4f81bd" style:font-name="Palatino Linotype" fo:font-family="'Palatino Linotype'" style:font-family-generic="roman" style:font-pitch="variable" fo:font-size="12pt" fo:language="fr" fo:country="FR" style:letter-kerning="false" style:font-name-asian="Segoe UI" style:font-family-asian="'Segoe UI'" style:font-family-generic-asian="system" style:font-pitch-asian="variable" style:font-size-asian="12pt" style:language-asian="fr" style:country-asian="FR" style:font-name-complex="Tahoma1" style:font-family-complex="Tahoma" style:font-family-generic-complex="system" style:font-pitch-complex="variable" style:font-size-complex="12pt" style:language-complex="ar" style:country-complex="SA"/>
    </style:style>
    <style:style style:name="TA_20_Texte" style:display-name="TA Texte" style:family="paragraph" style:parent-style-name="Standard" style:default-outline-level="">
      <style:paragraph-properties fo:line-height="100%"/>
      <style:text-properties fo:color="#000000"/>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style:text-properties style:language-asian="en" style:country-asian="US"/>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TA_20_Text_20_centré" style:display-name="TA Text centré" style:family="paragraph" style:parent-style-name="TA_20_Texte" style:default-outline-level="">
      <style:paragraph-properties fo:text-align="center" style:justify-single-word="false"/>
      <style:text-properties style:language-complex="en" style:country-complex="US"/>
    </style:style>
    <style:style style:name="TA_20_Element_20_Clair_20_centré" style:display-name="TA Element Clair centré" style:family="paragraph" style:parent-style-name="TA_20_Text_20_centré" style:default-outline-level=""/>
    <style:style style:name="TA_20_Titre_20_6_20_sans_20_numérotation" style:display-name="TA Titre 6 sans numérotation" style:family="paragraph" style:parent-style-name="Heading_20_6" style:default-outline-level="" style:list-style-name="">
      <style:text-properties fo:color="#8db3e2" fo:font-style="normal" style:font-style-asian="normal"/>
    </style:style>
    <style:style style:name="TA_20_Texte_20_brut1" style:display-name="TA Texte brut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1" style:display-name="TA Paragraphe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2" style:display-name="TA Texte brut2"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2" style:display-name="TA Paragraphe2"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3" style:display-name="TA Texte brut3"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3" style:display-name="TA Paragraphe3"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4" style:display-name="TA Texte brut4"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4" style:display-name="TA Paragraphe4"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5" style:display-name="TA Texte brut5"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5" style:display-name="TA Paragraphe5"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itre_20_1_20_avec_20_numérotation1" style:display-name="TA Titre 1 avec numérotation1"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1" style:display-name="TA Titre 2 avec numérotation1"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1" style:display-name="TA Titre 3 avec numérotation1"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1" style:display-name="TA Titre 4 avec numérotation1"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entré1" style:display-name="TA Paragraphe centré1" style:family="paragraph" style:parent-style-name="Standard" style:next-style-name="Standard" style:default-outline-level="">
      <style:paragraph-properties fo:margin-top="0cm" fo:margin-bottom="0.106cm" loext:contextual-spacing="false" fo:text-align="justify" style:justify-single-word="false" fo:keep-together="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2" style:display-name="TA Titre 1 avec numérotation2"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2" style:display-name="TA Titre 2 avec numérotation2"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2" style:display-name="TA Titre 3 avec numérotation2"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2" style:display-name="TA Titre 4 avec numérotation2"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entré2" style:display-name="TA Paragraphe centré2" style:family="paragraph" style:parent-style-name="Standard" style:next-style-name="Standard" style:default-outline-level="">
      <style:paragraph-properties fo:margin-top="0cm" fo:margin-bottom="0.106cm" loext:contextual-spacing="false" fo:text-align="justify" style:justify-single-word="false" fo:keep-together="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3" style:display-name="TA Titre 1 avec numérotation3"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3" style:display-name="TA Titre 2 avec numérotation3"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3" style:display-name="TA Titre 3 avec numérotation3"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3" style:display-name="TA Titre 4 avec numérotation3"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entré3" style:display-name="TA Paragraphe centré3" style:family="paragraph" style:parent-style-name="Standard" style:next-style-name="Standard" style:default-outline-level="">
      <style:paragraph-properties fo:margin-top="0cm" fo:margin-bottom="0.106cm" loext:contextual-spacing="false" fo:text-align="justify" style:justify-single-word="false" fo:keep-together="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6" style:display-name="TA Paragraphe6"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7" style:display-name="TA Paragraphe7"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sans_20_numérotation1" style:display-name="TA Titre 4 sans numérotation1" style:family="paragraph" style:parent-style-name="Standard" style:next-style-name="Standard" style:default-outline-level="4" style:list-style-name="">
      <style:paragraph-properties fo:margin-top="0.635cm" fo:margin-bottom="0.423cm" loext:contextual-spacing="false" fo:text-align="justify" style:justify-single-word="false" fo:keep-together="always"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4" style:display-name="TA Titre 1 avec numérotation4"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4" style:display-name="TA Titre 2 avec numérotation4"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4" style:display-name="TA Titre 3 avec numérotation4" style:family="paragraph" style:parent-style-name="TA_20_Titre_20_3_20_sans_20_numérotation" style:next-style-name="Standard" style:default-outline-level="">
      <style:paragraph-properties fo:margin-left="2.531cm" fo:margin-right="0cm" fo:text-indent="-0.33cm" style:auto-text-indent="false"/>
    </style:style>
    <style:style style:name="TA_20_Titre_20_4_20_avec_20_numérotation4" style:display-name="TA Titre 4 avec numérotation4" style:family="paragraph" style:parent-style-name="TA_20_Titre_20_4_20_sans_20_numérotation" style:next-style-name="Standard" style:default-outline-level="">
      <style:paragraph-properties fo:margin-left="3.632cm" fo:margin-right="0cm" fo:text-indent="-0.33cm" style:auto-text-indent="false"/>
    </style:style>
    <style:style style:name="TA_20_Texte_20_brut6" style:display-name="TA Texte brut6"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sans_20_numérotation1" style:display-name="TA Titre 6 sans numérotation1" style:family="paragraph" style:parent-style-name="Heading_20_6" style:default-outline-level="" style:list-style-name="">
      <style:text-properties fo:color="#8db3e2" fo:font-style="normal" style:font-style-asian="normal"/>
    </style:style>
    <style:style style:name="TA_20_Titre_20_5_20_avec_20_numérotation" style:display-name="TA Titre 5 avec numérotation" style:family="paragraph" style:parent-style-name="Standard" style:default-outline-level="">
      <style:paragraph-properties fo:margin-left="5.652cm" fo:margin-right="0cm" fo:margin-top="0.635cm" fo:margin-bottom="0.423cm" loext:contextual-spacing="false" fo:text-align="justify" style:justify-single-word="false" fo:keep-together="always" fo:text-indent="0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avec_20_numérotation" style:display-name="TA Titre 6 avec numérotation" style:family="paragraph" style:parent-style-name="TA_20_Titre_20_6_20_sans_20_numérotation" style:default-outline-level="">
      <style:paragraph-properties fo:margin-left="6.9cm" fo:margin-right="0cm" fo:text-indent="0cm" style:auto-text-indent="false"/>
    </style:style>
    <style:style style:name="TA_20_Texte_20_brut7" style:display-name="TA Texte brut7"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 style:display-name="TA Paragraphe8"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31" style:display-name="TA Texte brut3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31" style:display-name="TA Paragraphe3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41" style:display-name="TA Texte brut4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41" style:display-name="TA Paragraphe4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51" style:display-name="TA Texte brut5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51" style:display-name="TA Paragraphe5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itre_20_1_20_avec_20_numérotation5" style:display-name="TA Titre 1 avec numérotation5"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5" style:display-name="TA Titre 2 avec numérotation5"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5" style:display-name="TA Titre 3 avec numérotation5"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5" style:display-name="TA Titre 4 avec numérotation5"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61" style:display-name="TA Paragraphe6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71" style:display-name="TA Paragraphe7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6" style:display-name="TA Titre 1 avec numérotation6"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6" style:display-name="TA Titre 2 avec numérotation6"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6" style:display-name="TA Titre 3 avec numérotation6" style:family="paragraph" style:parent-style-name="TA_20_Titre_20_3_20_sans_20_numérotation" style:next-style-name="Standard" style:default-outline-level="">
      <style:paragraph-properties fo:margin-left="2.531cm" fo:margin-right="0cm" fo:text-indent="-0.33cm" style:auto-text-indent="false"/>
    </style:style>
    <style:style style:name="TA_20_Titre_20_4_20_avec_20_numérotation6" style:display-name="TA Titre 4 avec numérotation6" style:family="paragraph" style:parent-style-name="TA_20_Titre_20_4_20_sans_20_numérotation" style:next-style-name="Standard" style:default-outline-level="">
      <style:paragraph-properties fo:margin-left="3.632cm" fo:margin-right="0cm" fo:text-indent="-0.33cm" style:auto-text-indent="false"/>
    </style:style>
    <style:style style:name="TA_20_Titre_20_5_20_avec_20_numérotation1" style:display-name="TA Titre 5 avec numérotation1" style:family="paragraph" style:parent-style-name="Standard" style:default-outline-level="">
      <style:paragraph-properties fo:margin-left="5.652cm" fo:margin-right="0cm" fo:margin-top="0.635cm" fo:margin-bottom="0.423cm" loext:contextual-spacing="false" fo:text-align="justify" style:justify-single-word="false" fo:keep-together="always" fo:text-indent="-1.905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avec_20_numérotation1" style:display-name="TA Titre 6 avec numérotation1" style:family="paragraph" style:parent-style-name="TA_20_Titre_20_6_20_sans_20_numérotation" style:default-outline-level="" style:list-style-name="WWNum2">
      <style:paragraph-properties fo:margin-left="6.9cm" fo:margin-right="0cm" fo:text-indent="-1.905cm" style:auto-text-indent="false"/>
      <style:text-properties style:use-window-font-color="true" style:font-name="Calibri1" fo:font-family="Calibri" style:font-family-generic="swiss" style:font-pitch="variable" fo:font-weight="bold" officeooo:rsid="01750c58" style:font-weight-asian="bold" style:font-weight-complex="bold"/>
    </style:style>
    <style:style style:name="TA_20_Titre_20_4_20_sans_20_numérotation11" style:display-name="TA Titre 4 sans numérotation11" style:family="paragraph" style:parent-style-name="Standard" style:next-style-name="Standard" style:default-outline-level="4" style:list-style-name="">
      <style:paragraph-properties fo:margin-top="0.635cm" fo:margin-bottom="0.423cm" loext:contextual-spacing="false" fo:text-align="justify" style:justify-single-word="false" fo:keep-together="always"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41" style:display-name="TA Titre 3 avec numérotation41" style:family="paragraph" style:parent-style-name="TA_20_Titre_20_3_20_sans_20_numérotation" style:next-style-name="Standard" style:default-outline-level="">
      <style:paragraph-properties fo:margin-left="2.531cm" fo:margin-right="0cm" fo:text-indent="-0.33cm" style:auto-text-indent="false"/>
    </style:style>
    <style:style style:name="TA_20_Titre_20_4_20_avec_20_numérotation41" style:display-name="TA Titre 4 avec numérotation41" style:family="paragraph" style:parent-style-name="TA_20_Titre_20_4_20_sans_20_numérotation" style:next-style-name="Standard" style:default-outline-level="">
      <style:paragraph-properties fo:margin-left="3.632cm" fo:margin-right="0cm" fo:text-indent="-0.33cm" style:auto-text-indent="false"/>
    </style:style>
    <style:style style:name="TA_20_Texte_20_brut61" style:display-name="TA Texte brut6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sans_20_numérotation11" style:display-name="TA Titre 6 sans numérotation11" style:family="paragraph" style:parent-style-name="Heading_20_6" style:default-outline-level="" style:list-style-name="">
      <style:text-properties fo:color="#8db3e2" fo:font-style="normal" style:font-style-asian="normal"/>
    </style:style>
    <style:style style:name="TA_20_Texte_20_brut71" style:display-name="TA Texte brut7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1" style:display-name="TA Paragraphe8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2" style:display-name="TA Texte brut72"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2" style:display-name="TA Paragraphe82"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3" style:display-name="TA Texte brut73"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3" style:display-name="TA Paragraphe83"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4" style:display-name="TA Texte brut74"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4" style:display-name="TA Paragraphe84"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5" style:display-name="TA Texte brut75"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5" style:display-name="TA Paragraphe85"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itre_20_1_20_avec_20_numérotation7" style:display-name="TA Titre 1 avec numérotation7"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7" style:display-name="TA Titre 2 avec numérotation7"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7" style:display-name="TA Titre 3 avec numérotation7"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7" style:display-name="TA Titre 4 avec numérotation7"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51" style:display-name="TA Titre 3 avec numérotation51"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51" style:display-name="TA Titre 4 avec numérotation51"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611" style:display-name="TA Paragraphe61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711" style:display-name="TA Paragraphe71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9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_20_Mot_20_clé" style:display-name="TA Mot clé" style:family="text">
      <style:text-properties fo:font-weight="bold" style:font-weight-asian="bold"/>
    </style:style>
    <style:style style:name="Internet_20_link" style:display-name="Internet link" style:family="text" style:parent-style-name="Default_20_Paragraph_20_Font">
      <style:text-properties fo:color="#1f497d" style:text-underline-style="solid" style:text-underline-width="auto" style:text-underline-color="font-color"/>
    </style:style>
    <style:style style:name="TA_20_Petit_20_titre_20_d_27_un_20_paragraphe_20_Car" style:display-name="TA Petit titre d'un paragraphe Car" style:family="text" style:parent-style-name="Default_20_Paragraph_20_Font">
      <style:text-properties fo:color="#4f81bd" style:font-name="Palatino Linotype" fo:font-family="'Palatino Linotype'" style:font-family-generic="roman" style:font-pitch="variable" fo:font-size="10pt" style:text-underline-style="solid" style:text-underline-width="auto" style:text-underline-color="font-color"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font-weight-complex="bold"/>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A_20_Texte_20_brut_20_Car" style:display-name="TA Texte brut Car" style:family="text" style:parent-style-name="Default_20_Paragraph_20_Font">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exte_20_code_20_source_20_Car" style:display-name="TA Texte code source Car" style:family="text" style:parent-style-name="Default_20_Paragraph_20_Font">
      <style:text-properties style:font-name="Courier New" fo:font-family="'Courier New'" style:font-family-generic="roman" style:font-pitch="variable" fo:font-size="10pt" fo:language="en" fo:country="US"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style>
    <style:style style:name="TA_20_Paragraphe_20_Car" style:display-name="TA Paragraphe Car" style:family="text" style:parent-style-name="TA_20_Texte_20_brut_20_Car"/>
    <style:style style:name="TA_20_Zone_20_code_20_source_20_Car" style:display-name="TA Zone code source Car" style:family="text" style:parent-style-name="TA_20_Texte_20_code_20_source_20_Car">
      <style:text-properties fo:background-color="#e5e5e5"/>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Segoe UI" style:font-family-asian="'Segoe U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TA_20_Paragraphe_20_avec_20_séparation_20_en_20_haut_20_Car" style:display-name="TA Paragraphe avec séparation en haut Car" style:family="text" style:parent-style-name="TA_20_Paragraphe_20_Car"/>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ize="10pt" fo:font-style="italic" fo:font-weight="bold" style:font-name-asian="Segoe UI" style:font-family-asian="'Segoe UI'" style:font-family-generic-asian="system" style:font-pitch-asian="variable" style:font-size-asian="10pt" style:font-style-asian="italic" style:font-weight-asian="bold" style:font-name-complex="Tahoma1" style:font-family-complex="Tahoma" style:font-family-generic-complex="system" style:font-pitch-complex="variable" style:font-style-complex="italic" style:font-weight-complex="bold"/>
    </style:style>
    <style:style style:name="Titre_20_5_20_Car" style:display-name="Titre 5 Car" style:family="text" style:parent-style-name="Default_20_Paragraph_20_Font">
      <style:text-properties fo:color="#243f6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style>
    <style:style style:name="Titre_20_6_20_Car" style:display-name="Titre 6 Car" style:family="text" style:parent-style-name="Default_20_Paragraph_20_Font">
      <style:text-properties fo:color="#243f6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Titre_20_7_20_Car" style:display-name="Titre 7 Car" style:family="text" style:parent-style-name="Default_20_Paragraph_20_Font">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Titre_20_8_20_Car" style:display-name="Titre 8 Car" style:family="text" style:parent-style-name="Default_20_Paragraph_20_Font">
      <style:text-properties fo:color="#40404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Titre_20_9_20_Car" style:display-name="Titre 9 Car" style:family="text" style:parent-style-name="Default_20_Paragraph_20_Font">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TA_20_Style_20_clair" style:display-name="TA Style clair" style:family="text" style:parent-style-name="Default_20_Paragraph_20_Font">
      <style:text-properties fo:color="#4f81bd"/>
    </style:style>
    <style:style style:name="TA_20_Style_20_foncé" style:display-name="TA Style foncé" style:family="text" style:parent-style-name="Default_20_Paragraph_20_Font">
      <style:text-properties fo:color="#1f497d"/>
    </style:style>
    <style:style style:name="TA_20_Element_20_foncé_20_marqué" style:display-name="TA Element foncé marqué" style:family="text" style:parent-style-name="TA_20_Style_20_foncé">
      <style:text-properties fo:font-size="12pt" fo:font-weight="bold" style:font-size-asian="12pt" style:font-weight-asian="bold"/>
    </style:style>
    <style:style style:name="TA_20_Element_20_foncé" style:display-name="TA Element foncé" style:family="text" style:parent-style-name="TA_20_Style_20_foncé">
      <style:text-properties fo:font-size="12pt" style:font-size-asian="12pt"/>
    </style:style>
    <style:style style:name="TA_20_Element_20_clair_20_marqué" style:display-name="TA Element clair marqué" style:family="text" style:parent-style-name="TA_20_Style_20_clair">
      <style:text-properties fo:color="#ffffff" fo:font-size="12pt" fo:font-weight="bold" style:font-size-asian="12pt" style:font-weight-asian="bold"/>
    </style:style>
    <style:style style:name="TA_20_Element_20_clair" style:display-name="TA Element clair" style:family="text" style:parent-style-name="TA_20_Style_20_clair">
      <style:text-properties fo:font-size="12pt" style:font-size-asian="12pt"/>
    </style:style>
    <style:style style:name="TA_20_Element_20_clair_20_soutenu" style:display-name="TA Element clair soutenu" style:family="text" style:parent-style-name="TA_20_Style_20_clair">
      <style:text-properties fo:font-size="14pt" fo:font-weight="bold" style:font-size-asian="14pt" style:font-weight-asian="bold"/>
    </style:style>
    <style:style style:name="TA_20_Titre_20_doc" style:display-name="TA Titre doc" style:family="text" style:parent-style-name="TA_20_Style_20_foncé">
      <style:text-properties fo:font-size="18pt" fo:language="fr" fo:country="FR" fo:font-weight="bold" style:font-size-asian="18pt" style:font-weight-asian="bold"/>
    </style:style>
    <style:style style:name="TA_20_Titre_20_marqué_20_doc" style:display-name="TA Titre marqué doc" style:family="text" style:parent-style-name="TA_20_Style_20_foncé">
      <style:text-properties fo:font-size="18pt" style:font-size-asian="18pt"/>
    </style:style>
    <style:style style:name="TA_20_WhiteTexte_20_Car" style:display-name="TA WhiteTexte Car" style:family="text" style:parent-style-name="TA_20_Texte_20_brut_20_Car">
      <style:text-properties fo:color="#ffffff" fo:font-weight="bold" style:font-weight-asian="bold" style:font-weight-complex="bold"/>
    </style:style>
    <style:style style:name="TA_20_Note" style:display-name="TA Note" style:family="text" style:parent-style-name="Default_20_Paragraph_20_Font">
      <style:text-properties fo:font-style="italic" style:font-style-asian="italic"/>
    </style:style>
    <style:style style:name="TA_20_Paragraphe_20_Image_20_centré_20_Car" style:display-name="TA Paragraphe Image centré Car" style:family="text" style:parent-style-name="TA_20_Paragraphe_20_Car"/>
    <style:style style:name="TA_20_Titre_20_1_20_Car" style:display-name="TA Titre 1 Car" style:family="text" style:parent-style-name="Default_20_Paragraph_20_Font">
      <style:text-properties fo:color="#1f497d" style:font-name="Palatino Linotype" fo:font-family="'Palatino Linotype'" style:font-family-generic="roman" style:font-pitch="variable" fo:font-size="14pt" fo:language="en" fo:country="US" fo:font-weight="bold" style:letter-kerning="true" style:font-name-asian="Segoe UI" style:font-family-asian="'Segoe UI'" style:font-family-generic-asian="system" style:font-pitch-asian="variable" style:font-size-asian="14pt" style:language-asian="en" style:country-asian="US" style:font-weight-asian="bold" style:font-name-complex="Tahoma1" style:font-family-complex="Tahoma" style:font-family-generic-complex="system" style:font-pitch-complex="variable" style:font-size-complex="16pt" style:language-complex="en" style:country-complex="US" style:font-weight-complex="bold"/>
    </style:style>
    <style:style style:name="TA_20_Element_20_Gras_20_Car" style:display-name="TA Element Gras Car" style:family="text" style:parent-style-name="Default_20_Paragraph_20_Font">
      <style:text-properties fo:color="#1f497d" style:font-name="Palatino Linotype" fo:font-family="'Palatino Linotype'" style:font-family-generic="roman" style:font-pitch="variable" fo:font-size="12pt" fo:font-weight="bold" style:font-size-asian="12pt" style:font-weight-asian="bold" style:font-size-complex="12pt"/>
    </style:style>
    <style:style style:name="TA_20_Element_20_Car" style:display-name="TA Element Car" style:family="text" style:parent-style-name="TA_20_Element_20_Gras_20_Car">
      <style:text-properties fo:color="#4f81bd"/>
    </style:style>
    <style:style style:name="TA_20_Texte_20_Car" style:display-name="TA Texte Car" style:family="text" style:parent-style-name="Default_20_Paragraph_20_Font">
      <style:text-properties fo:color="#000000"/>
    </style:style>
    <style:style style:name="HTML_20_Keyboard" style:display-name="HTML Keyboard" style:family="text" style:parent-style-name="Default_20_Paragraph_20_Font">
      <style:text-properties style:font-name="Consolas" fo:font-family="Consolas" style:font-family-generic="roman" style:font-pitch="variable" fo:font-size="10pt" style:font-size-asian="10pt" style:font-size-complex="10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A_20_Text_20_centré_20_Car" style:display-name="TA Text centré Car" style:family="text" style:parent-style-name="TA_20_Texte_20_Car">
      <style:text-properties style:language-complex="en" style:country-complex="US"/>
    </style:style>
    <style:style style:name="TA_20_Element_20_Clair_20_centré_20_Car" style:display-name="TA Element Clair centré Car" style:family="text" style:parent-style-name="TA_20_Text_20_centré_20_Car"/>
    <style:style style:name="Placeholder_20_Text" style:display-name="Placeholder Text" style:family="text" style:parent-style-name="Default_20_Paragraph_20_Font">
      <style:text-properties fo:color="#808080"/>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TA_20_Texte_20_brut_20_Car1" style:display-name="TA Texte brut Car1"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1" style:display-name="TA Paragraphe Car1" style:family="text" style:parent-style-name="TA_20_Texte_20_brut_20_Car">
      <style:text-properties style:font-name-asian="Segoe UI" style:font-family-asian="'Segoe UI'" style:font-family-generic-asian="system" style:font-pitch-asian="variable"/>
    </style:style>
    <style:style style:name="TA_20_Texte_20_brut_20_Car2" style:display-name="TA Texte brut Car2"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2" style:display-name="TA Paragraphe Car2" style:family="text" style:parent-style-name="TA_20_Texte_20_brut_20_Car">
      <style:text-properties style:font-name-asian="Segoe UI" style:font-family-asian="'Segoe UI'" style:font-family-generic-asian="system" style:font-pitch-asian="variable"/>
    </style:style>
    <style:style style:name="TA_20_Texte_20_brut_20_Car3" style:display-name="TA Texte brut Car3"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3" style:display-name="TA Paragraphe Car3" style:family="text" style:parent-style-name="TA_20_Texte_20_brut_20_Car">
      <style:text-properties style:font-name-asian="Segoe UI" style:font-family-asian="'Segoe UI'" style:font-family-generic-asian="system" style:font-pitch-asian="variable"/>
    </style:style>
    <style:style style:name="TA_20_Texte_20_brut_20_Car4" style:display-name="TA Texte brut Car4"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4" style:display-name="TA Paragraphe Car4" style:family="text" style:parent-style-name="TA_20_Texte_20_brut_20_Car">
      <style:text-properties style:font-name-asian="Segoe UI" style:font-family-asian="'Segoe UI'" style:font-family-generic-asian="system" style:font-pitch-asian="variable"/>
    </style:style>
    <style:style style:name="TA_20_Texte_20_brut_20_Car5" style:display-name="TA Texte brut Car5"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5" style:display-name="TA Paragraphe Car5" style:family="text" style:parent-style-name="TA_20_Texte_20_brut_20_Car">
      <style:text-properties style:font-name-asian="Segoe UI" style:font-family-asian="'Segoe UI'" style:font-family-generic-asian="system" style:font-pitch-asian="variable"/>
    </style:style>
    <style:style style:name="En-tête_20_Car1" style:display-name="En-tête Car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 style:display-name="Pied de page Car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 style:display-name="En-tête Car2" style:family="text" style:parent-style-name="Default_20_Paragraph_20_Font"/>
    <style:style style:name="En-tête_20_Car3" style:display-name="En-tête Car3" style:family="text" style:parent-style-name="Default_20_Paragraph_20_Font"/>
    <style:style style:name="En-tête_20_Car4" style:display-name="En-tête Car4" style:family="text" style:parent-style-name="Default_20_Paragraph_20_Font"/>
    <style:style style:name="En-tête_20_Car5" style:display-name="En-tête Car5" style:family="text" style:parent-style-name="Default_20_Paragraph_20_Font"/>
    <style:style style:name="TA_20_Paragraphe_20_Car6" style:display-name="TA Paragraphe Car6"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En-tête_20_Car6" style:display-name="En-tête Car6"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Pied_20_de_20_page_20_Car2" style:display-name="Pied de page Car2"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TA_20_Paragraphe_20_Car7" style:display-name="TA Paragraphe Car7"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En-tête_20_Car7" style:display-name="En-tête Car7"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Pied_20_de_20_page_20_Car3" style:display-name="Pied de page Car3"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En-tête_20_Car8" style:display-name="En-tête Car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4" style:display-name="Pied de page Car4"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9" style:display-name="En-tête Car9"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5" style:display-name="Pied de page Car5"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0" style:display-name="En-tête Car1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6" style:display-name="Pied de page Car6"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1" style:display-name="En-tête Car1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7" style:display-name="Pied de page Car7"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2" style:display-name="En-tête Car12"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8" style:display-name="Pied de page Car8"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3" style:display-name="En-tête Car13"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9" style:display-name="Pied de page Car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4" style:display-name="En-tête Car14"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0" style:display-name="Pied de page Car10"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5" style:display-name="En-tête Car15"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1" style:display-name="Pied de page Car1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6" style:display-name="En-tête Car16"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2" style:display-name="Pied de page Car12" style:family="text" style:parent-style-name="Default_20_Paragraph_20_Font">
      <style:text-properties style:font-name-asian="Segoe UI" style:font-family-asian="'Segoe UI'" style:font-family-generic-asian="system" style:font-pitch-asian="variable" style:language-asian="fr" style:country-asian="FR"/>
    </style:style>
    <style:style style:name="TA_20_Texte_20_brut_20_Car6" style:display-name="TA Texte brut Car6"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En-tête_20_Car17" style:display-name="En-tête Car17"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3" style:display-name="Pied de page Car13"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8" style:display-name="En-tête Car1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4" style:display-name="Pied de page Car14"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9" style:display-name="En-tête Car19"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5" style:display-name="Pied de page Car15"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0" style:display-name="En-tête Car2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6" style:display-name="Pied de page Car16"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1" style:display-name="En-tête Car2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7" style:display-name="Pied de page Car17"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2" style:display-name="En-tête Car22"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8" style:display-name="Pied de page Car18" style:family="text" style:parent-style-name="Default_20_Paragraph_20_Font">
      <style:text-properties style:font-name-asian="Segoe UI" style:font-family-asian="'Segoe UI'" style:font-family-generic-asian="system" style:font-pitch-asian="variable" style:language-asian="fr" style:country-asian="FR"/>
    </style:style>
    <style:style style:name="TA_20_Texte_20_brut_20_Car7" style:display-name="TA Texte brut Car7"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8" style:display-name="TA Paragraphe Car8" style:family="text" style:parent-style-name="TA_20_Texte_20_brut_20_Car">
      <style:text-properties style:font-name-asian="Segoe UI" style:font-family-asian="'Segoe UI'" style:font-family-generic-asian="system" style:font-pitch-asian="variable"/>
    </style:style>
    <style:style style:name="En-tête_20_Car23" style:display-name="En-tête Car23"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9" style:display-name="Pied de page Car1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4" style:display-name="En-tête Car24"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0" style:display-name="Pied de page Car20"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5" style:display-name="En-tête Car25"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1" style:display-name="Pied de page Car2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6" style:display-name="En-tête Car26"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2" style:display-name="Pied de page Car22"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7" style:display-name="En-tête Car27"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3" style:display-name="Pied de page Car23"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8" style:display-name="En-tête Car28"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9" style:display-name="En-tête Car2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30" style:display-name="En-tête Car3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4" style:display-name="Pied de page Car24"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En-tête_20_Car31" style:display-name="En-tête Car3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5" style:display-name="Pied de page Car25"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En-tête_20_Car32" style:display-name="En-tête Car32" style:family="text" style:parent-style-name="Default_20_Paragraph_20_Font"/>
    <style:style style:name="HTML_20_Code" style:display-name="HTML Code" style:family="text" style:parent-style-name="Default_20_Paragraph_20_Font">
      <style:text-properties style:font-name="Consolas" fo:font-family="Consolas" style:font-family-generic="roman" style:font-pitch="variable" fo:font-size="10pt" style:font-size-asian="10pt" style:font-size-complex="10pt"/>
    </style:style>
    <style:style style:name="En-tête_20_Car33" style:display-name="En-tête Car33" style:family="text" style:parent-style-name="Default_20_Paragraph_20_Font"/>
    <style:style style:name="En-tête_20_Car34" style:display-name="En-tête Car34" style:family="text" style:parent-style-name="Default_20_Paragraph_20_Font"/>
    <style:style style:name="En-tête_20_Car35" style:display-name="En-tête Car35" style:family="text" style:parent-style-name="Default_20_Paragraph_20_Font"/>
    <style:style style:name="En-tête_20_Car36" style:display-name="En-tête Car36" style:family="text" style:parent-style-name="Default_20_Paragraph_20_Font"/>
    <style:style style:name="En-tête_20_Car37" style:display-name="En-tête Car37" style:family="text" style:parent-style-name="Default_20_Paragraph_20_Font"/>
    <style:style style:name="En-tête_20_Car38" style:display-name="En-tête Car3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6" style:display-name="Pied de page Car26"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39" style:display-name="En-tête Car39" style:family="text" style:parent-style-name="Default_20_Paragraph_20_Font"/>
    <style:style style:name="En-tête_20_Car40" style:display-name="En-tête Car40" style:family="text" style:parent-style-name="Default_20_Paragraph_20_Font"/>
    <style:style style:name="En-tête_20_Car41" style:display-name="En-tête Car41" style:family="text" style:parent-style-name="Default_20_Paragraph_20_Font"/>
    <style:style style:name="En-tête_20_Car42" style:display-name="En-tête Car42" style:family="text" style:parent-style-name="Default_20_Paragraph_20_Font"/>
    <style:style style:name="En-tête_20_Car43" style:display-name="En-tête Car43" style:family="text" style:parent-style-name="Default_20_Paragraph_20_Font"/>
    <style:style style:name="En-tête_20_Car44" style:display-name="En-tête Car44" style:family="text" style:parent-style-name="Default_20_Paragraph_20_Font"/>
    <style:style style:name="En-tête_20_Car45" style:display-name="En-tête Car45"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7" style:display-name="Pied de page Car27"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6" style:display-name="En-tête Car46"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8" style:display-name="Pied de page Car28"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7" style:display-name="En-tête Car47"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9" style:display-name="Pied de page Car2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8" style:display-name="En-tête Car4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0" style:display-name="Pied de page Car30"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9" style:display-name="En-tête Car49"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1" style:display-name="Pied de page Car3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50" style:display-name="En-tête Car5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2" style:display-name="Pied de page Car32"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3" style:display-name="Pied de page Car33" style:family="text" style:parent-style-name="Default_20_Paragraph_20_Font"/>
    <style:style style:name="En-tête_20_Car51" style:display-name="En-tête Car51" style:family="text" style:parent-style-name="Default_20_Paragraph_20_Font"/>
    <style:style style:name="En-tête_20_Car52" style:display-name="En-tête Car52" style:family="text" style:parent-style-name="Default_20_Paragraph_20_Font"/>
    <style:style style:name="En-tête_20_Car53" style:display-name="En-tête Car53" style:family="text" style:parent-style-name="Default_20_Paragraph_20_Font"/>
    <style:style style:name="En-tête_20_Car54" style:display-name="En-tête Car54" style:family="text" style:parent-style-name="Default_20_Paragraph_20_Font"/>
    <style:style style:name="ListLabel_20_1" style:display-name="ListLabel 1"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 style:display-name="ListLabel 2" style:family="text">
      <style:text-properties fo:color="#1f497d"/>
    </style:style>
    <style:style style:name="ListLabel_20_3" style:display-name="ListLabel 3" style:family="text">
      <style:text-properties fo:color="#4f81bd"/>
    </style:style>
    <style:style style:name="ListLabel_20_4" style:display-name="ListLabel 4" style:family="text">
      <style:text-properties fo:color="#8db3e2"/>
    </style:style>
    <style:style style:name="ListLabel_20_5" style:display-name="ListLabel 5" style:family="text">
      <style:text-properties fo:color="#c6d9f1"/>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use-window-font-color="true" fo:font-style="normal" fo:font-weight="normal" style:font-style-asian="normal" style:font-weight-asian="normal"/>
    </style:style>
    <style:style style:name="ListLabel_20_8" style:display-name="ListLabel 8" style:family="text">
      <style:text-properties fo:color="#4f81bd"/>
    </style:style>
    <style:style style:name="ListLabel_20_9" style:display-name="ListLabel 9" style:family="text">
      <style:text-properties fo:color="#8db3e2"/>
    </style:style>
    <style:style style:name="ListLabel_20_10" style:display-name="ListLabel 10" style:family="text">
      <style:text-properties fo:color="#c6d9f1"/>
    </style:style>
    <style:style style:name="ListLabel_20_11" style:display-name="ListLabel 11" style:family="text">
      <style:text-properties style:use-window-font-color="true"/>
    </style:style>
    <style:style style:name="ListLabel_20_12" style:display-name="ListLabel 12" style:family="text">
      <style:text-properties style:use-window-font-color="true"/>
    </style:style>
    <style:style style:name="ListLabel_20_13" style:display-name="ListLabel 13" style:family="text">
      <style:text-properties style:use-window-font-color="true"/>
    </style:style>
    <style:style style:name="ListLabel_20_14" style:display-name="ListLabel 14" style:family="text">
      <style:text-properties style:use-window-font-color="true"/>
    </style:style>
    <style:style style:name="ListLabel_20_15" style:display-name="ListLabel 15" style:family="text">
      <style:text-properties style:use-window-font-color="true"/>
    </style:style>
    <style:style style:name="ListLabel_20_16" style:display-name="ListLabel 16" style:family="text">
      <style:text-properties fo:color="#1f497d"/>
    </style:style>
    <style:style style:name="ListLabel_20_17" style:display-name="ListLabel 17" style:family="text">
      <style:text-properties fo:color="#1f497d"/>
    </style:style>
    <style:style style:name="ListLabel_20_18" style:display-name="ListLabel 18" style:family="text">
      <style:text-properties fo:color="#4f81bd"/>
    </style:style>
    <style:style style:name="ListLabel_20_19" style:display-name="ListLabel 19" style:family="text">
      <style:text-properties fo:color="#8db3e2"/>
    </style:style>
    <style:style style:name="ListLabel_20_20" style:display-name="ListLabel 20" style:family="text">
      <style:text-properties fo:color="#4f81bd" fo:font-size="18pt" style:text-underline-style="solid" style:text-underline-width="auto" style:text-underline-color="#4f81bd" fo:font-weight="bold" style:font-size-asian="18pt" style:font-weight-asian="bold"/>
    </style:style>
    <style:style style:name="ListLabel_20_21" style:display-name="ListLabel 21"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2" style:display-name="ListLabel 22"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3" style:display-name="ListLabel 23" style:family="text">
      <style:text-properties fo:color="#1f497d"/>
    </style:style>
    <style:style style:name="ListLabel_20_24" style:display-name="ListLabel 24" style:family="text">
      <style:text-properties fo:color="#4f81bd"/>
    </style:style>
    <style:style style:name="ListLabel_20_25" style:display-name="ListLabel 25" style:family="text">
      <style:text-properties fo:color="#8db3e2"/>
    </style:style>
    <style:style style:name="ListLabel_20_26" style:display-name="ListLabel 26" style:family="text">
      <style:text-properties fo:color="#c6d9f1"/>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fo:color="#1f497d"/>
    </style:style>
    <style:style style:name="ListLabel_20_29" style:display-name="ListLabel 29" style:family="text">
      <style:text-properties fo:color="#1f497d"/>
    </style:style>
    <style:style style:name="ListLabel_20_30" style:display-name="ListLabel 30" style:family="text">
      <style:text-properties fo:color="#4f81bd"/>
    </style:style>
    <style:style style:name="ListLabel_20_31" style:display-name="ListLabel 31" style:family="text">
      <style:text-properties fo:color="#8db3e2"/>
    </style:style>
    <style:style style:name="ListLabel_20_32" style:display-name="ListLabel 32" style:family="text">
      <style:text-properties style:use-window-font-color="true" fo:font-style="normal" fo:font-weight="normal" style:font-style-asian="normal" style:font-weight-asian="normal"/>
    </style:style>
    <style:style style:name="ListLabel_20_33" style:display-name="ListLabel 33" style:family="text">
      <style:text-properties fo:color="#4f81bd"/>
    </style:style>
    <style:style style:name="ListLabel_20_34" style:display-name="ListLabel 34" style:family="text">
      <style:text-properties fo:color="#8db3e2"/>
    </style:style>
    <style:style style:name="ListLabel_20_35" style:display-name="ListLabel 35" style:family="text">
      <style:text-properties fo:color="#c6d9f1"/>
    </style:style>
    <style:style style:name="ListLabel_20_36" style:display-name="ListLabel 36" style:family="text">
      <style:text-properties style:use-window-font-color="true"/>
    </style:style>
    <style:style style:name="ListLabel_20_37" style:display-name="ListLabel 37" style:family="text">
      <style:text-properties style:use-window-font-color="true"/>
    </style:style>
    <style:style style:name="ListLabel_20_38" style:display-name="ListLabel 38" style:family="text">
      <style:text-properties style:use-window-font-color="true"/>
    </style:style>
    <style:style style:name="ListLabel_20_39" style:display-name="ListLabel 39" style:family="text">
      <style:text-properties style:use-window-font-color="true"/>
    </style:style>
    <style:style style:name="ListLabel_20_40" style:display-name="ListLabel 40" style:family="text">
      <style:text-properties style:use-window-font-color="tru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48" style:display-name="ListLabel 48"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49" style:display-name="ListLabel 49" style:family="text">
      <style:text-properties fo:color="#1f497d"/>
    </style:style>
    <style:style style:name="ListLabel_20_50" style:display-name="ListLabel 50" style:family="text">
      <style:text-properties fo:color="#4f81bd"/>
    </style:style>
    <style:style style:name="ListLabel_20_51" style:display-name="ListLabel 51" style:family="text">
      <style:text-properties fo:color="#8db3e2"/>
    </style:style>
    <style:style style:name="ListLabel_20_52" style:display-name="ListLabel 52" style:family="text">
      <style:text-properties fo:color="#c6d9f1"/>
    </style:style>
    <style:style style:name="ListLabel_20_53" style:display-name="ListLabel 53" style:family="text">
      <style:text-properties style:font-name-complex="Courier New1" style:font-family-complex="'Courier New'" style:font-family-generic-complex="system" style:font-pitch-complex="variable"/>
    </style:style>
    <style:style style:name="Index_20_Link" style:display-name="Index Link" style:family="text"/>
    <style:style style:name="ListLabel_20_54" style:display-name="ListLabel 54" style:family="text">
      <style:text-properties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style>
    <style:style style:name="ListLabel_20_55" style:display-name="ListLabel 55" style:family="text">
      <style:text-properties style:use-window-font-color="true" style:font-name="Arial1" fo:font-family="Arial" style:font-family-generic="roman" style:font-pitch="variabl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6" style:display-name="ListLabel 56"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57" style:display-name="ListLabel 57" style:family="text">
      <style:text-properties style:use-window-font-color="true" style:font-name="Arial1" fo:font-family="Arial" style:font-family-generic="roman" style:font-pitch="variabl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58" style:display-name="ListLabel 58"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59" style:display-name="ListLabel 59"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60" style:display-name="ListLabel 60"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61" style:display-name="ListLabel 61"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62" style:display-name="ListLabel 62"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065cm" fo:text-indent="-0.7cm" fo:margin-left="0.69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cm" fo:margin-left="1.39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695cm" fo:margin-left="2.0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66cm" fo:text-indent="-0.7cm" fo:margin-left="2.79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66cm" fo:text-indent="-0.7cm" fo:margin-left="3.4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565cm" fo:text-indent="-0.7cm" fo:margin-left="4.19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265cm" fo:text-indent="-0.7cm" fo:margin-left="4.8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965cm" fo:text-indent="-0.7cm" fo:margin-left="5.59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666cm" fo:text-indent="-0.7cm" fo:margin-left="6.2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66cm" fo:text-indent="-0.7cm" fo:margin-left="6.996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 style:display-name="TA Liste hiérarchique">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puce" style:display-name="TA Liste à puce">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numéros" style:display-name="TA Liste à numéros">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tiret" style:display-name="TA Liste à tire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2008" style:display-name="TA 200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2009_20_Hiérarchie" style:display-name="TA2009 Hiérarchie">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1" style:display-name="TA Liste hiérarchique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2" style:display-name="TA Liste hiérarchique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3" style:display-name="TA Liste hiérarchique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4" style:display-name="TA Liste hiérarchique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5" style:display-name="TA Liste hiérarchique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6" style:display-name="TA Liste hiérarchique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7" style:display-name="TA Liste hiérarchique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Chapitre " style:num-format="1">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suffix="." style:num-format="1">
        <style:list-level-properties text:list-level-position-and-space-mode="label-alignment">
          <style:list-level-label-alignment text:label-followed-by="space" fo:text-indent="-0.33cm" fo:margin-left="0.33cm"/>
        </style:list-level-properties>
      </text:list-level-style-number>
      <text:list-level-style-number text:level="2" style:num-suffix="." style:num-format="1" text:display-levels="2">
        <style:list-level-properties text:list-level-position-and-space-mode="label-alignment">
          <style:list-level-label-alignment text:label-followed-by="space" fo:text-indent="-0.33cm" fo:margin-left="2.08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33cm" fo:margin-left="2.53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33cm" fo:margin-left="3.632cm"/>
        </style:list-level-properties>
      </text:list-level-style-number>
      <text:list-level-style-number text:level="5" style:num-suffix="." style:num-format="1" text:display-levels="5">
        <style:list-level-properties text:list-level-position-and-space-mode="label-alignment">
          <style:list-level-label-alignment text:label-followed-by="space" fo:text-indent="-0.33cm" fo:margin-left="4.733cm"/>
        </style:list-level-properties>
      </text:list-level-style-number>
      <text:list-level-style-number text:level="6" style:num-suffix="." style:num-format="1" text:display-levels="6">
        <style:list-level-properties text:list-level-position-and-space-mode="label-alignment">
          <style:list-level-label-alignment text:label-followed-by="space" fo:text-indent="-0.33cm" fo:margin-left="5.833cm"/>
        </style:list-level-properties>
      </text:list-level-style-number>
      <text:list-level-style-number text:level="7" style:num-suffix="." style:num-format="1" text:display-levels="7">
        <style:list-level-properties text:list-level-position-and-space-mode="label-alignment">
          <style:list-level-label-alignment text:label-followed-by="space" fo:text-indent="-0.33cm" fo:margin-left="6.934cm"/>
        </style:list-level-properties>
      </text:list-level-style-number>
      <text:list-level-style-number text:level="8" style:num-suffix="." style:num-format="1" text:display-levels="8">
        <style:list-level-properties text:list-level-position-and-space-mode="label-alignment">
          <style:list-level-label-alignment text:label-followed-by="space" fo:text-indent="-0.33cm" fo:margin-left="8.035cm"/>
        </style:list-level-properties>
      </text:list-level-style-number>
      <text:list-level-style-number text:level="9" style:num-suffix="." style:num-format="1" text:display-levels="9">
        <style:list-level-properties text:list-level-position-and-space-mode="label-alignment">
          <style:list-level-label-alignment text:label-followed-by="space" fo:text-indent="-0.33cm" fo:margin-left="9.1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2" style:num-suffix="." style:num-format="1">
        <style:list-level-properties text:list-level-position-and-space-mode="label-alignment">
          <style:list-level-label-alignment text:label-followed-by="space" fo:text-indent="-0.33cm" fo:margin-left="0.33cm"/>
        </style:list-level-properties>
      </text:list-level-style-number>
      <text:list-level-style-number text:level="2" style:num-suffix="." style:num-format="1" text:display-levels="2">
        <style:list-level-properties text:list-level-position-and-space-mode="label-alignment">
          <style:list-level-label-alignment text:label-followed-by="space" fo:text-indent="-0.33cm" fo:margin-left="1.43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33cm" fo:margin-left="2.53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33cm" fo:margin-left="3.632cm"/>
        </style:list-level-properties>
      </text:list-level-style-number>
      <text:list-level-style-number text:level="5" style:num-suffix="." style:num-format="1" text:display-levels="5">
        <style:list-level-properties text:list-level-position-and-space-mode="label-alignment">
          <style:list-level-label-alignment text:label-followed-by="space" fo:text-indent="-0.33cm" fo:margin-left="4.733cm"/>
        </style:list-level-properties>
      </text:list-level-style-number>
      <text:list-level-style-number text:level="6" style:num-suffix="." style:num-format="1" text:display-levels="6">
        <style:list-level-properties text:list-level-position-and-space-mode="label-alignment">
          <style:list-level-label-alignment text:label-followed-by="space" fo:text-indent="-0.33cm" fo:margin-left="5.833cm"/>
        </style:list-level-properties>
      </text:list-level-style-number>
      <text:list-level-style-number text:level="7" style:num-suffix="." style:num-format="1" text:display-levels="7">
        <style:list-level-properties text:list-level-position-and-space-mode="label-alignment">
          <style:list-level-label-alignment text:label-followed-by="space" fo:text-indent="-0.33cm" fo:margin-left="6.934cm"/>
        </style:list-level-properties>
      </text:list-level-style-number>
      <text:list-level-style-number text:level="8" style:num-suffix="." style:num-format="1" text:display-levels="8">
        <style:list-level-properties text:list-level-position-and-space-mode="label-alignment">
          <style:list-level-label-alignment text:label-followed-by="space" fo:text-indent="-0.33cm" fo:margin-left="8.035cm"/>
        </style:list-level-properties>
      </text:list-level-style-number>
      <text:list-level-style-number text:level="9" style:num-suffix="." style:num-format="1" text:display-levels="9">
        <style:list-level-properties text:list-level-position-and-space-mode="label-alignment">
          <style:list-level-label-alignment text:label-followed-by="space" fo:text-indent="-0.33cm" fo:margin-left="9.1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1edefea"/>
    </style:style>
    <style:style style:name="M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ext:p text:style-name="Header"><draw:frame draw:style-name="Mfr1" draw:name="Image1" text:anchor-type="char" svg:x="13.511cm" svg:y="-0.381cm" svg:width="4.47cm" svg:height="1.134cm" draw:z-index="3"><draw:image xlink:href="Pictures/1000000000000210000000868CABC5E994E5C60B.jpg" xlink:type="simple" xlink:show="embed" xlink:actuate="onLoad" loext:mime-type="image/jpeg"/></draw:frame><draw:frame draw:style-name="Mfr1" draw:name="Image2" text:anchor-type="char" svg:x="-1.96cm" svg:y="-0.826cm" svg:width="4.955cm" svg:height="2.007cm" draw:z-index="7"><draw:image xlink:href="Pictures/10000000000001610000008FDFBD5D1D5CF9F627.png" xlink:type="simple" xlink:show="embed" xlink:actuate="onLoad" loext:mime-type="image/png"/></draw:frame></text:p>
      </style:header>
      <style:footer>
        <text:p text:style-name="MP1"><text:page-number text:select-page="current">4</text:page-number></text:p>
        <text:p text:style-name="Footer">ST<text:span text:style-name="MT1">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28T12:14:00</meta:creation-date>
    <dc:language>fr-FR</dc:language>
    <meta:print-date>2020-02-06T09:46:20.670000000</meta:print-date>
    <dc:date>2020-02-06T09:49:57.686000000</dc:date>
    <meta:editing-cycles>598</meta:editing-cycles>
    <dc:subject>&lt;Titre du document&gt;</dc:subject>
    <dc:title>&lt;Titre&gt;</dc:title>
    <meta:editing-duration>P1DT14H28M34S</meta:editing-duration>
    <meta:generator>LibreOffice/6.2.4.2$Windows_X86_64 LibreOffice_project/2412653d852ce75f65fbfa83fb7e7b669a126d64</meta:generator>
    <meta:document-statistic meta:table-count="2" meta:image-count="2" meta:object-count="0" meta:page-count="4" meta:paragraph-count="64" meta:word-count="751" meta:character-count="4657" meta:non-whitespace-character-count="3956"/>
    <meta:user-defined meta:name="AppVersion">12.0000</meta:user-defined>
    <meta:user-defined meta:name="Company">Hewlett-Packard</meta:user-defined>
    <meta:user-defined meta:name="ContentTypeId">0x0101001B1D15AF78AC65438BEE5DA31FFDF658</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lt;Projet&gt;</meta:user-defined>
    <meta:user-defined meta:name="contentType" meta:value-type="string">Document</meta:user-defined>
    <meta:template xlink:type="simple" xlink:actuate="onRequest" xlink:title="[MODELE]STBE" xlink:href=""/>
  </office:meta>
</office:document-meta>
</file>